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0.74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0.957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</office:automatic-styles>
  <office:body>
    <office:spreadsheet>
      <table:table table:name="Round_by_Round" table:style-name="ta1">
        <table:table-column table:style-name="co1" table:number-columns-repeated="2" table:default-cell-style-name="ce17"/>
        <table:table-column table:style-name="co2" table:default-cell-style-name="ce17"/>
        <table:table-row table:style-name="ro1">
          <table:table-cell table:style-name="ce7" office:value-type="string" calcext:value-type="string">
            <text:p>Higher Seed</text:p>
          </table:table-cell>
          <table:table-cell table:style-name="ce7" office:value-type="string" calcext:value-type="string">
            <text:p>Lower Seed</text:p>
          </table:table-cell>
          <table:table-cell table:style-name="ce7" office:value-type="string" calcext:value-type="string">
            <text:p>Handicap</text:p>
          </table:table-cell>
        </table:table-row>
        <table:table-row table:style-name="ro1">
          <table:table-cell table:style-name="ce14" table:number-columns-spanned="3" table:number-rows-spanned="1"/>
          <table:covered-table-cell table:number-columns-repeated="2" table:style-name="ce16"/>
        </table:table-row>
        <table:table-row table:style-name="ro1">
          <table:table-cell table:style-name="ce15" office:value-type="string" calcext:value-type="string" table:number-columns-spanned="3" table:number-rows-spanned="1">
            <text:p>Round Wild</text:p>
          </table:table-cell>
          <table:covered-table-cell/>
          <table:covered-table-cell table:style-name="ce18"/>
        </table:table-row>
        <table:table-row table:style-name="ro1">
          <table:table-cell table:style-name="ce16" office:value-type="string" calcext:value-type="string">
            <text:p>maxymczech</text:p>
          </table:table-cell>
          <table:table-cell table:style-name="ce16" office:value-type="string" calcext:value-type="string">
            <text:p>Ragnar 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The Otter One</text:p>
          </table:table-cell>
          <table:table-cell table:style-name="ce16" office:value-type="string" calcext:value-type="string">
            <text:p>Flying Mouse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Superhero55</text:p>
          </table:table-cell>
          <table:table-cell table:style-name="ce16" office:value-type="string" calcext:value-type="string">
            <text:p>NOPE1585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8"/>
        </table:table-row>
        <table:table-row table:style-name="ro1">
          <table:table-cell table:style-name="ce15" office:value-type="string" calcext:value-type="string" table:number-columns-spanned="3" table:number-rows-spanned="1">
            <text:p>Round 1</text:p>
          </table:table-cell>
          <table:covered-table-cell/>
          <table:covered-table-cell table:style-name="ce18"/>
        </table:table-row>
        <table:table-row table:style-name="ro1">
          <table:table-cell table:style-name="ce16" office:value-type="string" calcext:value-type="string">
            <text:p>.shixo. </text:p>
          </table:table-cell>
          <table:table-cell table:style-name="ce16" office:value-type="string" calcext:value-type="string">
            <text:p>__oladushek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_neozz_</text:p>
          </table:table-cell>
          <table:table-cell table:style-name="ce16" office:value-type="string" calcext:value-type="string">
            <text:p>chanchilaru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wisenatic</text:p>
          </table:table-cell>
          <table:table-cell table:style-name="ce16" office:value-type="string" calcext:value-type="string">
            <text:p>OS | VoNDutcH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e1sTea</text:p>
          </table:table-cell>
          <table:table-cell table:style-name="ce16" office:value-type="string" calcext:value-type="string">
            <text:p>Sabalero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leonovoo</text:p>
          </table:table-cell>
          <table:table-cell table:style-name="ce16" office:value-type="string" calcext:value-type="string">
            <text:p>Hydur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harooooo</text:p>
          </table:table-cell>
          <table:table-cell table:style-name="ce16" office:value-type="string" calcext:value-type="string">
            <text:p>maxpower97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gurastobbybufas</text:p>
          </table:table-cell>
          <table:table-cell table:style-name="ce16" office:value-type="string" calcext:value-type="string">
            <text:p>Kingofn00b5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DjSapsan</text:p>
          </table:table-cell>
          <table:table-cell table:style-name="ce16" office:value-type="string" calcext:value-type="string">
            <text:p>YoSoyPacho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loredek</text:p>
          </table:table-cell>
          <table:table-cell table:style-name="ce16" office:value-type="string" calcext:value-type="string">
            <text:p>Ragnar 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The Otter One</text:p>
          </table:table-cell>
          <table:table-cell table:style-name="ce16" office:value-type="string" calcext:value-type="string">
            <text:p>Pl0tterGhost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Metalmania</text:p>
          </table:table-cell>
          <table:table-cell table:style-name="ce16" office:value-type="string" calcext:value-type="string">
            <text:p>Superhero55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Lion</text:p>
          </table:table-cell>
          <table:table-cell table:style-name="ce16" office:value-type="string" calcext:value-type="string">
            <text:p>jasuni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18"/>
        </table:table-row>
        <table:table-row table:style-name="ro1">
          <table:table-cell table:style-name="ce15" office:value-type="string" calcext:value-type="string" table:number-columns-spanned="3" table:number-rows-spanned="1">
            <text:p>Round 2</text:p>
          </table:table-cell>
          <table:covered-table-cell/>
          <table:covered-table-cell table:style-name="ce18"/>
        </table:table-row>
        <table:table-row table:style-name="ro1">
          <table:table-cell table:style-name="ce16" office:value-type="string" calcext:value-type="string">
            <text:p>.shixo. </text:p>
          </table:table-cell>
          <table:table-cell table:style-name="ce16" office:value-type="string" calcext:value-type="string">
            <text:p>wisenatic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_neozz_</text:p>
          </table:table-cell>
          <table:table-cell table:style-name="ce16" office:value-type="string" calcext:value-type="string">
            <text:p>e1sTea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__oladushek</text:p>
          </table:table-cell>
          <table:table-cell table:style-name="ce16" office:value-type="string" calcext:value-type="string">
            <text:p>leonovoo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chanchilaru</text:p>
          </table:table-cell>
          <table:table-cell table:style-name="ce16" office:value-type="string" calcext:value-type="string">
            <text:p>harooooo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OS | VoNDutcH</text:p>
          </table:table-cell>
          <table:table-cell table:style-name="ce16" office:value-type="string" calcext:value-type="string">
            <text:p>gurastobbybufas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Sabalero</text:p>
          </table:table-cell>
          <table:table-cell table:style-name="ce16" office:value-type="string" calcext:value-type="string">
            <text:p>DjSapsan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Hydur</text:p>
          </table:table-cell>
          <table:table-cell table:style-name="ce16" office:value-type="string" calcext:value-type="string">
            <text:p>Kingofn00b5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maxpower973</text:p>
          </table:table-cell>
          <table:table-cell table:style-name="ce16" office:value-type="string" calcext:value-type="string">
            <text:p>loredek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YoSoyPacho</text:p>
          </table:table-cell>
          <table:table-cell table:style-name="ce16" office:value-type="string" calcext:value-type="string">
            <text:p>The Otter One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maxymczech</text:p>
          </table:table-cell>
          <table:table-cell table:style-name="ce16" office:value-type="string" calcext:value-type="string">
            <text:p>Metalmania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Ragnar </text:p>
          </table:table-cell>
          <table:table-cell table:style-name="ce16" office:value-type="string" calcext:value-type="string">
            <text:p>Lion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Pl0tterGhost</text:p>
          </table:table-cell>
          <table:table-cell table:style-name="ce16" office:value-type="string" calcext:value-type="string">
            <text:p>NOPE1585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1">
          <table:table-cell table:style-name="ce16" office:value-type="string" calcext:value-type="string">
            <text:p>Flying Mouse</text:p>
          </table:table-cell>
          <table:table-cell table:style-name="ce16" office:value-type="string" calcext:value-type="string">
            <text:p>jasuni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18"/>
        </table:table-row>
        <table:table-row table:style-name="ro1">
          <table:table-cell table:style-name="ce15" office:value-type="string" calcext:value-type="string" table:number-columns-spanned="3" table:number-rows-spanned="1">
            <text:p>Round 3</text:p>
          </table:table-cell>
          <table:covered-table-cell/>
          <table:covered-table-cell table:style-name="ce18"/>
        </table:table-row>
        <table:table-row table:style-name="ro1">
          <table:table-cell table:style-name="ce16" office:value-type="string" calcext:value-type="string">
            <text:p>.shixo. </text:p>
          </table:table-cell>
          <table:table-cell table:style-name="ce16" office:value-type="string" calcext:value-type="string">
            <text:p>e1sTea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_neozz_</text:p>
          </table:table-cell>
          <table:table-cell table:style-name="ce16" office:value-type="string" calcext:value-type="string">
            <text:p>__oladushek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wisenatic</text:p>
          </table:table-cell>
          <table:table-cell table:style-name="ce16" office:value-type="string" calcext:value-type="string">
            <text:p>chanchilaru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OS | VoNDutcH</text:p>
          </table:table-cell>
          <table:table-cell table:style-name="ce16" office:value-type="string" calcext:value-type="string">
            <text:p>harooooo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Sabalero</text:p>
          </table:table-cell>
          <table:table-cell table:style-name="ce16" office:value-type="string" calcext:value-type="string">
            <text:p>gurastobbybufas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leonovoo</text:p>
          </table:table-cell>
          <table:table-cell table:style-name="ce16" office:value-type="string" calcext:value-type="string">
            <text:p>DjSapsan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Hydur</text:p>
          </table:table-cell>
          <table:table-cell table:style-name="ce16" office:value-type="string" calcext:value-type="string">
            <text:p>loredek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maxpower973</text:p>
          </table:table-cell>
          <table:table-cell table:style-name="ce16" office:value-type="string" calcext:value-type="string">
            <text:p>maxymczech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Kingofn00b5</text:p>
          </table:table-cell>
          <table:table-cell table:style-name="ce16" office:value-type="string" calcext:value-type="string">
            <text:p>The Otter One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YoSoyPacho</text:p>
          </table:table-cell>
          <table:table-cell table:style-name="ce16" office:value-type="string" calcext:value-type="string">
            <text:p>Metalmania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Pl0tterGhost</text:p>
          </table:table-cell>
          <table:table-cell table:style-name="ce16" office:value-type="string" calcext:value-type="string">
            <text:p>Lion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Flying Mouse</text:p>
          </table:table-cell>
          <table:table-cell table:style-name="ce16" office:value-type="string" calcext:value-type="string">
            <text:p>NOPE1585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1">
          <table:table-cell table:style-name="ce16" office:value-type="string" calcext:value-type="string">
            <text:p>Superhero55</text:p>
          </table:table-cell>
          <table:table-cell table:style-name="ce16" office:value-type="string" calcext:value-type="string">
            <text:p>jasuni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18"/>
        </table:table-row>
        <table:table-row table:style-name="ro1">
          <table:table-cell table:style-name="ce15" office:value-type="string" calcext:value-type="string" table:number-columns-spanned="3" table:number-rows-spanned="1">
            <text:p>Round 4</text:p>
          </table:table-cell>
          <table:covered-table-cell table:style-name="ce16"/>
          <table:covered-table-cell table:style-name="ce19"/>
        </table:table-row>
        <table:table-row table:style-name="ro1">
          <table:table-cell table:style-name="ce16" office:value-type="string" calcext:value-type="string">
            <text:p>.shixo. </text:p>
          </table:table-cell>
          <table:table-cell table:style-name="ce16" office:value-type="string" calcext:value-type="string">
            <text:p>_neozz_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wisenatic</text:p>
          </table:table-cell>
          <table:table-cell table:style-name="ce16" office:value-type="string" calcext:value-type="string">
            <text:p>__oladushek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e1sTea</text:p>
          </table:table-cell>
          <table:table-cell table:style-name="ce16" office:value-type="string" calcext:value-type="string">
            <text:p>OS | VoNDutcH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chanchilaru</text:p>
          </table:table-cell>
          <table:table-cell table:style-name="ce16" office:value-type="string" calcext:value-type="string">
            <text:p>leonovoo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Sabalero</text:p>
          </table:table-cell>
          <table:table-cell table:style-name="ce16" office:value-type="string" calcext:value-type="string">
            <text:p>harooooo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gurastobbybufas</text:p>
          </table:table-cell>
          <table:table-cell table:style-name="ce16" office:value-type="string" calcext:value-type="string">
            <text:p>maxpower97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DjSapsan</text:p>
          </table:table-cell>
          <table:table-cell table:style-name="ce16" office:value-type="string" calcext:value-type="string">
            <text:p>Kingofn00b5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Hydur</text:p>
          </table:table-cell>
          <table:table-cell table:style-name="ce16" office:value-type="string" calcext:value-type="string">
            <text:p>YoSoyPacho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loredek</text:p>
          </table:table-cell>
          <table:table-cell table:style-name="ce16" office:value-type="string" calcext:value-type="string">
            <text:p>Metalmania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maxymczech</text:p>
          </table:table-cell>
          <table:table-cell table:style-name="ce16" office:value-type="string" calcext:value-type="string">
            <text:p>Pl0tterGhost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Ragnar </text:p>
          </table:table-cell>
          <table:table-cell table:style-name="ce16" office:value-type="string" calcext:value-type="string">
            <text:p>Superhero55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Flying Mouse</text:p>
          </table:table-cell>
          <table:table-cell table:style-name="ce16" office:value-type="string" calcext:value-type="string">
            <text:p>Lion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NOPE1585</text:p>
          </table:table-cell>
          <table:table-cell table:style-name="ce16" office:value-type="string" calcext:value-type="string">
            <text:p>jasuni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 table:number-rows-repeated="10485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eeding_Summary" table:style-name="ta1">
        <table:table-column table:style-name="co1" table:default-cell-style-name="Default"/>
        <table:table-column table:style-name="co3" table:number-columns-repeated="2" table:default-cell-style-name="ce22"/>
        <table:table-column table:style-name="co4" table:default-cell-style-name="ce22"/>
        <table:table-column table:style-name="co5" table:default-cell-style-name="ce22"/>
        <table:table-column table:style-name="co6" table:number-columns-repeated="2" table:default-cell-style-name="ce23"/>
        <table:table-row table:style-name="ro2">
          <table:table-cell table:style-name="ce20" office:value-type="string" calcext:value-type="string" table:number-columns-spanned="1" table:number-rows-spanned="2">
            <text:p>Name</text:p>
          </table:table-cell>
          <table:table-cell table:style-name="ce21" office:value-type="string" calcext:value-type="string" table:number-columns-spanned="2" table:number-rows-spanned="1">
            <text:p>Game Rate</text:p>
          </table:table-cell>
          <table:covered-table-cell table:style-name="ce21"/>
          <table:table-cell table:style-name="ce21" office:value-type="string" calcext:value-type="string">
            <text:p>Behavior Factor</text:p>
          </table:table-cell>
          <table:table-cell table:style-name="ce21" office:value-type="string" calcext:value-type="string">
            <text:p>Tournament Elo</text:p>
          </table:table-cell>
          <table:table-cell table:style-name="ce21" office:value-type="string" calcext:value-type="string">
            <text:p>Ranked Elo</text:p>
          </table:table-cell>
          <table:table-cell table:style-name="ce21" office:value-type="string" calcext:value-type="string">
            <text:p>Final Elo</text:p>
          </table:table-cell>
        </table:table-row>
        <table:table-row table:style-name="ro2">
          <table:covered-table-cell table:style-name="ce20"/>
          <table:table-cell table:style-name="ce21" office:value-type="string" calcext:value-type="string">
            <text:p>League</text:p>
          </table:table-cell>
          <table:table-cell table:style-name="ce21" office:value-type="string" calcext:value-type="string">
            <text:p>Ranked</text:p>
          </table:table-cell>
          <table:table-cell table:style-name="ce21" office:value-type="string" calcext:value-type="string">
            <text:p>Tournament %</text:p>
          </table:table-cell>
          <table:table-cell table:style-name="ce21" office:value-type="string" calcext:value-type="string">
            <text:p>Historical</text:p>
          </table:table-cell>
          <table:table-cell table:style-name="ce21" office:value-type="string" calcext:value-type="string">
            <text:p>Point 3/4</text:p>
          </table:table-cell>
          <table:table-cell table:style-name="ce21" office:value-type="string" calcext:value-type="string">
            <text:p>Complement</text:p>
          </table:table-cell>
        </table:table-row>
        <table:table-row table:style-name="ro3">
          <table:table-cell office:value-type="string" calcext:value-type="string">
            <text:p>.shixo. 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2257.48291290367" calcext:value-type="float">
            <text:p>2257.5</text:p>
          </table:table-cell>
        </table:table-row>
        <table:table-row table:style-name="ro3">
          <table:table-cell office:value-type="string" calcext:value-type="string">
            <text:p>_neozz_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2230.92229888168" calcext:value-type="float">
            <text:p>2230.9</text:p>
          </table:table-cell>
        </table:table-row>
        <table:table-row table:style-name="ro3">
          <table:table-cell office:value-type="string" calcext:value-type="string">
            <text:p>wisenatic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2181.56103751217" calcext:value-type="float">
            <text:p>2181.6</text:p>
          </table:table-cell>
        </table:table-row>
        <table:table-row table:style-name="ro3">
          <table:table-cell office:value-type="string" calcext:value-type="string">
            <text:p>e1sTea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2023.77566406501" calcext:value-type="float">
            <text:p>2023.8</text:p>
          </table:table-cell>
        </table:table-row>
        <table:table-row table:style-name="ro3">
          <table:table-cell office:value-type="string" calcext:value-type="string">
            <text:p>__oladushek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998.98094237208" calcext:value-type="float">
            <text:p>1999.0</text:p>
          </table:table-cell>
        </table:table-row>
        <table:table-row table:style-name="ro3">
          <table:table-cell office:value-type="string" calcext:value-type="string">
            <text:p>chanchilaru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976.52193585724" calcext:value-type="float">
            <text:p>1976.5</text:p>
          </table:table-cell>
        </table:table-row>
        <table:table-row table:style-name="ro3">
          <table:table-cell office:value-type="string" calcext:value-type="string">
            <text:p>OS | VoNDutcH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957.01755305764" calcext:value-type="float">
            <text:p>1957.0</text:p>
          </table:table-cell>
        </table:table-row>
        <table:table-row table:style-name="ro3">
          <table:table-cell office:value-type="string" calcext:value-type="string">
            <text:p>Sabalero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891.66197221931" calcext:value-type="float">
            <text:p>1891.7</text:p>
          </table:table-cell>
        </table:table-row>
        <table:table-row table:style-name="ro3">
          <table:table-cell office:value-type="string" calcext:value-type="string">
            <text:p>leonovoo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888.73495630586" calcext:value-type="float">
            <text:p>1888.7</text:p>
          </table:table-cell>
        </table:table-row>
        <table:table-row table:style-name="ro3">
          <table:table-cell office:value-type="string" calcext:value-type="string">
            <text:p>harooooo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840.60290596738" calcext:value-type="float">
            <text:p>1840.6</text:p>
          </table:table-cell>
        </table:table-row>
        <table:table-row table:style-name="ro3">
          <table:table-cell office:value-type="string" calcext:value-type="string">
            <text:p>gurastobbybufas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787.83755567926" calcext:value-type="float">
            <text:p>1787.8</text:p>
          </table:table-cell>
        </table:table-row>
        <table:table-row table:style-name="ro3">
          <table:table-cell office:value-type="string" calcext:value-type="string">
            <text:p>DjSapsan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751.91191652495" calcext:value-type="float">
            <text:p>1751.9</text:p>
          </table:table-cell>
        </table:table-row>
        <table:table-row table:style-name="ro3">
          <table:table-cell office:value-type="string" calcext:value-type="string">
            <text:p>Hydur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746.89826710673" calcext:value-type="float">
            <text:p>1746.9</text:p>
          </table:table-cell>
        </table:table-row>
        <table:table-row table:style-name="ro3">
          <table:table-cell office:value-type="string" calcext:value-type="string">
            <text:p>maxpower973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678.72354956373" calcext:value-type="float">
            <text:p>1678.7</text:p>
          </table:table-cell>
        </table:table-row>
        <table:table-row table:style-name="ro3">
          <table:table-cell office:value-type="string" calcext:value-type="string">
            <text:p>Kingofn00b5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645.74598992539" calcext:value-type="float">
            <text:p>1645.7</text:p>
          </table:table-cell>
        </table:table-row>
        <table:table-row table:style-name="ro3">
          <table:table-cell office:value-type="string" calcext:value-type="string">
            <text:p>YoSoyPacho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634.76151449851" calcext:value-type="float">
            <text:p>1634.8</text:p>
          </table:table-cell>
        </table:table-row>
        <table:table-row table:style-name="ro3">
          <table:table-cell office:value-type="string" calcext:value-type="string">
            <text:p>loredek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621.59761137306" calcext:value-type="float">
            <text:p>1621.6</text:p>
          </table:table-cell>
        </table:table-row>
        <table:table-row table:style-name="ro3">
          <table:table-cell office:value-type="string" calcext:value-type="string">
            <text:p>maxymczech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616.44120059099" calcext:value-type="float">
            <text:p>1616.4</text:p>
          </table:table-cell>
        </table:table-row>
        <table:table-row table:style-name="ro3">
          <table:table-cell office:value-type="string" calcext:value-type="string">
            <text:p>The Otter One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581.75053980299" calcext:value-type="float">
            <text:p>1581.8</text:p>
          </table:table-cell>
        </table:table-row>
        <table:table-row table:style-name="ro3">
          <table:table-cell office:value-type="string" calcext:value-type="string">
            <text:p>Metalmania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567.34691955416" calcext:value-type="float">
            <text:p>1567.3</text:p>
          </table:table-cell>
        </table:table-row>
        <table:table-row table:style-name="ro3">
          <table:table-cell office:value-type="string" calcext:value-type="string">
            <text:p>Ragnar 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550.60703162443" calcext:value-type="float">
            <text:p>1550.6</text:p>
          </table:table-cell>
        </table:table-row>
        <table:table-row table:style-name="ro3">
          <table:table-cell office:value-type="string" calcext:value-type="string">
            <text:p>Pl0tterGhost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548.30786977646" calcext:value-type="float">
            <text:p>1548.3</text:p>
          </table:table-cell>
        </table:table-row>
        <table:table-row table:style-name="ro3">
          <table:table-cell office:value-type="string" calcext:value-type="string">
            <text:p>Flying Mouse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516.48373997401" calcext:value-type="float">
            <text:p>1516.5</text:p>
          </table:table-cell>
        </table:table-row>
        <table:table-row table:style-name="ro3">
          <table:table-cell office:value-type="string" calcext:value-type="string">
            <text:p>Superhero55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435.65721308115" calcext:value-type="float">
            <text:p>1435.7</text:p>
          </table:table-cell>
        </table:table-row>
        <table:table-row table:style-name="ro3">
          <table:table-cell office:value-type="string" calcext:value-type="string">
            <text:p>Lion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417.14794103939" calcext:value-type="float">
            <text:p>1417.1</text:p>
          </table:table-cell>
        </table:table-row>
        <table:table-row table:style-name="ro3">
          <table:table-cell office:value-type="string" calcext:value-type="string">
            <text:p>NOPE1585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185.7352395026" calcext:value-type="float">
            <text:p>1185.7</text:p>
          </table:table-cell>
        </table:table-row>
        <table:table-row table:style-name="ro3">
          <table:table-cell office:value-type="string" calcext:value-type="string">
            <text:p>jasuni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2" office:value-type="float" office:value="1031.59501426184" calcext:value-type="float">
            <text:p>1031.6</text:p>
          </table:table-cell>
        </table:table-row>
      </table:table>
      <table:table table:name="Player_Summary" table:style-name="ta1"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row table:style-name="ro4">
          <table:table-cell table:style-name="ce6" office:value-type="string" calcext:value-type="string">
            <text:p>Discord Name</text:p>
          </table:table-cell>
          <table:table-cell table:style-name="ce6" office:value-type="string" calcext:value-type="string">
            <text:p>Visible Accounts</text:p>
          </table:table-cell>
          <table:table-cell table:style-name="ce6" office:value-type="string" calcext:value-type="string">
            <text:p>Smurf Accounts</text:p>
          </table:table-cell>
          <table:table-cell table:style-name="ce6" office:value-type="string" calcext:value-type="string">
            <text:p>Visible Games</text:p>
          </table:table-cell>
          <table:table-cell table:style-name="ce6" office:value-type="string" calcext:value-type="string">
            <text:p>Full Games</text:p>
          </table:table-cell>
          <table:table-cell table:style-name="ce6" office:value-type="string" calcext:value-type="string">
            <text:p>Elo Concealment</text:p>
          </table:table-cell>
          <table:table-cell table:style-name="ce6" office:value-type="string" calcext:value-type="string">
            <text:p>Tournament Elo</text:p>
          </table:table-cell>
        </table:table-row>
        <table:table-row table:style-name="ro3">
          <table:table-cell office:value-type="string" calcext:value-type="string">
            <text:p>gurastobbybuf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06" calcext:value-type="float">
            <text:p>3306</text:p>
          </table:table-cell>
          <table:table-cell office:value-type="float" office:value="3356" calcext:value-type="float">
            <text:p>3356</text:p>
          </table:table-cell>
          <table:table-cell office:value-type="float" office:value="0" calcext:value-type="float">
            <text:p>0</text:p>
          </table:table-cell>
          <table:table-cell office:value-type="float" office:value="1787.83755567926" calcext:value-type="float">
            <text:p>1787.83755567926</text:p>
          </table:table-cell>
        </table:table-row>
        <table:table-row table:style-name="ro3">
          <table:table-cell office:value-type="string" calcext:value-type="string">
            <text:p>maxymcz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  <table:table-cell office:value-type="float" office:value="1616.44120059099" calcext:value-type="float">
            <text:p>1616.44120059099</text:p>
          </table:table-cell>
        </table:table-row>
        <table:table-row table:style-name="ro3">
          <table:table-cell office:value-type="string" calcext:value-type="string">
            <text:p>YoSoyPac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634.76151449851" calcext:value-type="float">
            <text:p>1634.76151449851</text:p>
          </table:table-cell>
        </table:table-row>
        <table:table-row table:style-name="ro3">
          <table:table-cell office:value-type="string" calcext:value-type="string">
            <text:p>chanchilaru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57" calcext:value-type="float">
            <text:p>3357</text:p>
          </table:table-cell>
          <table:table-cell office:value-type="float" office:value="3905" calcext:value-type="float">
            <text:p>3905</text:p>
          </table:table-cell>
          <table:table-cell office:value-type="float" office:value="-1.03209938160762" calcext:value-type="float">
            <text:p>-1.03209938160762</text:p>
          </table:table-cell>
          <table:table-cell office:value-type="float" office:value="1976.52193585724" calcext:value-type="float">
            <text:p>1976.52193585724</text:p>
          </table:table-cell>
        </table:table-row>
        <table:table-row table:style-name="ro3">
          <table:table-cell office:value-type="string" calcext:value-type="string">
            <text:p>DjSaps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751.91191652495" calcext:value-type="float">
            <text:p>1751.91191652495</text:p>
          </table:table-cell>
        </table:table-row>
        <table:table-row table:style-name="ro3">
          <table:table-cell office:value-type="string" calcext:value-type="string">
            <text:p>Metalma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567.34691955416" calcext:value-type="float">
            <text:p>1567.34691955416</text:p>
          </table:table-cell>
        </table:table-row>
        <table:table-row table:style-name="ro3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2023.77566406501" calcext:value-type="float">
            <text:p>2023.77566406501</text:p>
          </table:table-cell>
        </table:table-row>
        <table:table-row table:style-name="ro3">
          <table:table-cell office:value-type="string" calcext:value-type="string">
            <text:p>OS | VoNDut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585" calcext:value-type="float">
            <text:p>585</text:p>
          </table:table-cell>
          <table:table-cell office:value-type="float" office:value="5.40851631744431" calcext:value-type="float">
            <text:p>5.40851631744431</text:p>
          </table:table-cell>
          <table:table-cell office:value-type="float" office:value="1957.01755305764" calcext:value-type="float">
            <text:p>1957.01755305764</text:p>
          </table:table-cell>
        </table:table-row>
        <table:table-row table:style-name="ro3">
          <table:table-cell office:value-type="string" calcext:value-type="string">
            <text:p>_neozz_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2230.92229888168" calcext:value-type="float">
            <text:p>2230.92229888168</text:p>
          </table:table-cell>
        </table:table-row>
        <table:table-row table:style-name="ro3">
          <table:table-cell office:value-type="string" calcext:value-type="string">
            <text:p>Superhero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office:value-type="float" office:value="1435.65721308115" calcext:value-type="float">
            <text:p>1435.65721308115</text:p>
          </table:table-cell>
        </table:table-row>
        <table:table-row table:style-name="ro3">
          <table:table-cell office:value-type="string" calcext:value-type="string">
            <text:p>Kingofn00b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645.74598992539" calcext:value-type="float">
            <text:p>1645.74598992539</text:p>
          </table:table-cell>
        </table:table-row>
        <table:table-row table:style-name="ro3">
          <table:table-cell office:value-type="string" calcext:value-type="string">
            <text:p>jasu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31.59501426184" calcext:value-type="float">
            <text:p>1031.59501426184</text:p>
          </table:table-cell>
        </table:table-row>
        <table:table-row table:style-name="ro3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998.98094237208" calcext:value-type="float">
            <text:p>1998.98094237208</text:p>
          </table:table-cell>
        </table:table-row>
        <table:table-row table:style-name="ro3">
          <table:table-cell office:value-type="string" calcext:value-type="string">
            <text:p>lored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621.59761137306" calcext:value-type="float">
            <text:p>1621.59761137306</text:p>
          </table:table-cell>
        </table:table-row>
        <table:table-row table:style-name="ro3">
          <table:table-cell office:value-type="string" calcext:value-type="string">
            <text:p>Hyd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746.89826710673" calcext:value-type="float">
            <text:p>1746.89826710673</text:p>
          </table:table-cell>
        </table:table-row>
        <table:table-row table:style-name="ro3">
          <table:table-cell office:value-type="string" calcext:value-type="string">
            <text:p>L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317" calcext:value-type="float">
            <text:p>317</text:p>
          </table:table-cell>
          <table:table-cell office:value-type="float" office:value="-5.80426882496613" calcext:value-type="float">
            <text:p>-5.80426882496613</text:p>
          </table:table-cell>
          <table:table-cell office:value-type="float" office:value="1417.14794103939" calcext:value-type="float">
            <text:p>1417.14794103939</text:p>
          </table:table-cell>
        </table:table-row>
        <table:table-row table:style-name="ro3">
          <table:table-cell office:value-type="string" calcext:value-type="string">
            <text:p>.shixo.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92" calcext:value-type="float">
            <text:p>5292</text:p>
          </table:table-cell>
          <table:table-cell office:value-type="float" office:value="0" calcext:value-type="float">
            <text:p>0</text:p>
          </table:table-cell>
          <table:table-cell office:value-type="float" office:value="2257.48291290367" calcext:value-type="float">
            <text:p>2257.48291290367</text:p>
          </table:table-cell>
        </table:table-row>
        <table:table-row table:style-name="ro3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548.30786977646" calcext:value-type="float">
            <text:p>1548.30786977646</text:p>
          </table:table-cell>
        </table:table-row>
        <table:table-row table:style-name="ro3">
          <table:table-cell office:value-type="string" calcext:value-type="string">
            <text:p>The Otter 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1581.75053980299" calcext:value-type="float">
            <text:p>1581.75053980299</text:p>
          </table:table-cell>
        </table:table-row>
        <table:table-row table:style-name="ro3">
          <table:table-cell office:value-type="string" calcext:value-type="string">
            <text:p>Ragnar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1550.60703162443" calcext:value-type="float">
            <text:p>1550.60703162443</text:p>
          </table:table-cell>
        </table:table-row>
        <table:table-row table:style-name="ro3">
          <table:table-cell office:value-type="string" calcext:value-type="string">
            <text:p>NOPE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185.7352395026" calcext:value-type="float">
            <text:p>1185.7352395026</text:p>
          </table:table-cell>
        </table:table-row>
        <table:table-row table:style-name="ro3">
          <table:table-cell office:value-type="string" calcext:value-type="string">
            <text:p>leonovo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1888.73495630586" calcext:value-type="float">
            <text:p>1888.73495630586</text:p>
          </table:table-cell>
        </table:table-row>
        <table:table-row table:style-name="ro3">
          <table:table-cell office:value-type="string" calcext:value-type="string">
            <text:p>Sabal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19" calcext:value-type="float">
            <text:p>1719</text:p>
          </table:table-cell>
          <table:table-cell office:value-type="float" office:value="1860" calcext:value-type="float">
            <text:p>1860</text:p>
          </table:table-cell>
          <table:table-cell office:value-type="float" office:value="3.08699548582626" calcext:value-type="float">
            <text:p>3.08699548582626</text:p>
          </table:table-cell>
          <table:table-cell office:value-type="float" office:value="1891.66197221931" calcext:value-type="float">
            <text:p>1891.66197221931</text:p>
          </table:table-cell>
        </table:table-row>
        <table:table-row table:style-name="ro3">
          <table:table-cell office:value-type="string" calcext:value-type="string">
            <text:p>maxpower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678.72354956373" calcext:value-type="float">
            <text:p>1678.72354956373</text:p>
          </table:table-cell>
        </table:table-row>
        <table:table-row table:style-name="ro3">
          <table:table-cell office:value-type="string" calcext:value-type="string">
            <text:p>Flying M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516.48373997401" calcext:value-type="float">
            <text:p>1516.48373997401</text:p>
          </table:table-cell>
        </table:table-row>
        <table:table-row table:style-name="ro3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40" calcext:value-type="float">
            <text:p>4840</text:p>
          </table:table-cell>
          <table:table-cell office:value-type="float" office:value="0" calcext:value-type="float">
            <text:p>0</text:p>
          </table:table-cell>
          <table:table-cell office:value-type="float" office:value="2181.56103751217" calcext:value-type="float">
            <text:p>2181.56103751217</text:p>
          </table:table-cell>
        </table:table-row>
        <table:table-row table:style-name="ro3">
          <table:table-cell office:value-type="string" calcext:value-type="string">
            <text:p>haroooo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840.60290596738" calcext:value-type="float">
            <text:p>1840.60290596738</text:p>
          </table:table-cell>
        </table:table-row>
      </table:table>
      <table:table table:name="Ranked_Apparent" table:style-name="ta1">
        <table:table-column table:style-name="co3" table:number-columns-repeated="1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3">
          <table:table-cell office:value-type="string" calcext:value-type="string">
            <text:p>.shixo. </text:p>
          </table:table-cell>
          <table:table-cell office:value-type="float" office:value="-8.48" calcext:value-type="float">
            <text:p>-8.48</text:p>
          </table:table-cell>
          <table:table-cell office:value-type="float" office:value="8.48" calcext:value-type="float">
            <text:p>8.48</text:p>
          </table:table-cell>
          <table:table-cell office:value-type="float" office:value="2185.1998019802" calcext:value-type="float">
            <text:p>2185.1998019802</text:p>
          </table:table-cell>
          <table:table-cell office:value-type="float" office:value="2202.1598019802" calcext:value-type="float">
            <text:p>2202.1598019802</text:p>
          </table:table-cell>
          <table:table-cell office:value-type="float" office:value="0.533694742432405" calcext:value-type="float">
            <text:p>0.533694742432405</text:p>
          </table:table-cell>
          <table:table-cell office:value-type="float" office:value="0.534974981122989" calcext:value-type="float">
            <text:p>0.534974981122989</text:p>
          </table:table-cell>
          <table:table-cell office:value-type="float" office:value="0.163975996056006" calcext:value-type="float">
            <text:p>0.163975996056006</text:p>
          </table:table-cell>
          <table:table-cell office:value-type="float" office:value="0.164672083791259" calcext:value-type="float">
            <text:p>0.164672083791259</text:p>
          </table:table-cell>
          <table:table-cell office:value-type="float" office:value="-118.855091457944" calcext:value-type="float">
            <text:p>-118.855091457944</text:p>
          </table:table-cell>
          <table:table-cell office:value-type="float" office:value="118.855091457944" calcext:value-type="float">
            <text:p>118.855091457944</text:p>
          </table:table-cell>
          <table:table-cell office:value-type="float" office:value="2066.88697130025" calcext:value-type="float">
            <text:p>2066.88697130025</text:p>
          </table:table-cell>
          <table:table-cell office:value-type="float" office:value="2321.01489343814" calcext:value-type="float">
            <text:p>2321.01489343814</text:p>
          </table:table-cell>
          <table:table-cell office:value-type="float" office:value="2257.48291290367" calcext:value-type="float">
            <text:p>2257.48291290367</text:p>
          </table:table-cell>
        </table:table-row>
        <table:table-row table:style-name="ro3">
          <table:table-cell office:value-type="string" calcext:value-type="string">
            <text:p>_neozz_</text:p>
          </table:table-cell>
          <table:table-cell office:value-type="float" office:value="-4.96" calcext:value-type="float">
            <text:p>-4.96</text:p>
          </table:table-cell>
          <table:table-cell office:value-type="float" office:value="4.96" calcext:value-type="float">
            <text:p>4.96</text:p>
          </table:table-cell>
          <table:table-cell office:value-type="float" office:value="2181.37227722772" calcext:value-type="float">
            <text:p>2181.37227722772</text:p>
          </table:table-cell>
          <table:table-cell office:value-type="float" office:value="2191.29227722772" calcext:value-type="float">
            <text:p>2191.29227722772</text:p>
          </table:table-cell>
          <table:table-cell office:value-type="float" office:value="0.533412294172141" calcext:value-type="float">
            <text:p>0.533412294172141</text:p>
          </table:table-cell>
          <table:table-cell office:value-type="float" office:value="0.534149226607171" calcext:value-type="float">
            <text:p>0.534149226607171</text:p>
          </table:table-cell>
          <table:table-cell office:value-type="float" office:value="0.118898777369291" calcext:value-type="float">
            <text:p>0.118898777369291</text:p>
          </table:table-cell>
          <table:table-cell office:value-type="float" office:value="0.118930465816091" calcext:value-type="float">
            <text:p>0.118930465816091</text:p>
          </table:table-cell>
          <table:table-cell office:value-type="float" office:value="-84.255052612655" calcext:value-type="float">
            <text:p>-84.255052612655</text:p>
          </table:table-cell>
          <table:table-cell office:value-type="float" office:value="84.255052612655" calcext:value-type="float">
            <text:p>84.255052612655</text:p>
          </table:table-cell>
          <table:table-cell office:value-type="float" office:value="2097.11722461507" calcext:value-type="float">
            <text:p>2097.11722461507</text:p>
          </table:table-cell>
          <table:table-cell office:value-type="float" office:value="2275.52399030389" calcext:value-type="float">
            <text:p>2275.52399030389</text:p>
          </table:table-cell>
          <table:table-cell office:value-type="float" office:value="2230.92229888168" calcext:value-type="float">
            <text:p>2230.92229888168</text:p>
          </table:table-cell>
        </table:table-row>
        <table:table-row table:style-name="ro3">
          <table:table-cell office:value-type="string" calcext:value-type="string">
            <text:p>wisenatic</text:p>
          </table:table-cell>
          <table:table-cell office:value-type="float" office:value="-7.52" calcext:value-type="float">
            <text:p>-7.52</text:p>
          </table:table-cell>
          <table:table-cell office:value-type="float" office:value="7.52" calcext:value-type="float">
            <text:p>7.52</text:p>
          </table:table-cell>
          <table:table-cell office:value-type="float" office:value="2112.45881188119" calcext:value-type="float">
            <text:p>2112.45881188119</text:p>
          </table:table-cell>
          <table:table-cell office:value-type="float" office:value="2127.49881188119" calcext:value-type="float">
            <text:p>2127.49881188119</text:p>
          </table:table-cell>
          <table:table-cell office:value-type="float" office:value="0.528719467718682" calcext:value-type="float">
            <text:p>0.528719467718682</text:p>
          </table:table-cell>
          <table:table-cell office:value-type="float" office:value="0.529681799435965" calcext:value-type="float">
            <text:p>0.529681799435965</text:p>
          </table:table-cell>
          <table:table-cell office:value-type="float" office:value="0.160040358929241" calcext:value-type="float">
            <text:p>0.160040358929241</text:p>
          </table:table-cell>
          <table:table-cell office:value-type="float" office:value="0.160373703647364" calcext:value-type="float">
            <text:p>0.160373703647364</text:p>
          </table:table-cell>
          <table:table-cell office:value-type="float" office:value="-115.515384808052" calcext:value-type="float">
            <text:p>-115.515384808052</text:p>
          </table:table-cell>
          <table:table-cell office:value-type="float" office:value="115.515384808052" calcext:value-type="float">
            <text:p>115.515384808052</text:p>
          </table:table-cell>
          <table:table-cell office:value-type="float" office:value="1997.20155998097" calcext:value-type="float">
            <text:p>1997.20155998097</text:p>
          </table:table-cell>
          <table:table-cell office:value-type="float" office:value="2243.01419668924" calcext:value-type="float">
            <text:p>2243.01419668924</text:p>
          </table:table-cell>
          <table:table-cell office:value-type="float" office:value="2181.56103751217" calcext:value-type="float">
            <text:p>2181.56103751217</text:p>
          </table:table-cell>
        </table:table-row>
        <table:table-row table:style-name="ro3">
          <table:table-cell office:value-type="string" calcext:value-type="string">
            <text:p>e1sTea</text:p>
          </table:table-cell>
          <table:table-cell office:value-type="float" office:value="-4.68" calcext:value-type="float">
            <text:p>-4.68</text:p>
          </table:table-cell>
          <table:table-cell office:value-type="float" office:value="4.68" calcext:value-type="float">
            <text:p>4.68</text:p>
          </table:table-cell>
          <table:table-cell office:value-type="float" office:value="1962.07465346535" calcext:value-type="float">
            <text:p>1962.07465346535</text:p>
          </table:table-cell>
          <table:table-cell office:value-type="float" office:value="1971.43465346535" calcext:value-type="float">
            <text:p>1971.43465346535</text:p>
          </table:table-cell>
          <table:table-cell office:value-type="float" office:value="0.520809393875127" calcext:value-type="float">
            <text:p>0.520809393875127</text:p>
          </table:table-cell>
          <table:table-cell office:value-type="float" office:value="0.521217925191013" calcext:value-type="float">
            <text:p>0.521217925191013</text:p>
          </table:table-cell>
          <table:table-cell office:value-type="float" office:value="0.152316277876422" calcext:value-type="float">
            <text:p>0.152316277876422</text:p>
          </table:table-cell>
          <table:table-cell office:value-type="float" office:value="0.15236195218503" calcext:value-type="float">
            <text:p>0.15236195218503</text:p>
          </table:table-cell>
          <table:table-cell office:value-type="float" office:value="-109.344528491685" calcext:value-type="float">
            <text:p>-109.344528491685</text:p>
          </table:table-cell>
          <table:table-cell office:value-type="float" office:value="109.344528491685" calcext:value-type="float">
            <text:p>109.344528491685</text:p>
          </table:table-cell>
          <table:table-cell office:value-type="float" office:value="1852.76511038896" calcext:value-type="float">
            <text:p>1852.76511038896</text:p>
          </table:table-cell>
          <table:table-cell office:value-type="float" office:value="2080.77918195703" calcext:value-type="float">
            <text:p>2080.77918195703</text:p>
          </table:table-cell>
          <table:table-cell office:value-type="float" office:value="2023.77566406501" calcext:value-type="float">
            <text:p>2023.77566406501</text:p>
          </table:table-cell>
        </table:table-row>
        <table:table-row table:style-name="ro3">
          <table:table-cell office:value-type="string" calcext:value-type="string">
            <text:p>__oladushek</text:p>
          </table:table-cell>
          <table:table-cell office:value-type="float" office:value="-7.84" calcext:value-type="float">
            <text:p>-7.84</text:p>
          </table:table-cell>
          <table:table-cell office:value-type="float" office:value="7.84" calcext:value-type="float">
            <text:p>7.84</text:p>
          </table:table-cell>
          <table:table-cell office:value-type="float" office:value="1927.9095049505" calcext:value-type="float">
            <text:p>1927.9095049505</text:p>
          </table:table-cell>
          <table:table-cell office:value-type="float" office:value="1943.58950495049" calcext:value-type="float">
            <text:p>1943.58950495049</text:p>
          </table:table-cell>
          <table:table-cell office:value-type="float" office:value="0.519403207930117" calcext:value-type="float">
            <text:p>0.519403207930117</text:p>
          </table:table-cell>
          <table:table-cell office:value-type="float" office:value="0.520032280994652" calcext:value-type="float">
            <text:p>0.520032280994652</text:p>
          </table:table-cell>
          <table:table-cell office:value-type="float" office:value="0.16403146994664" calcext:value-type="float">
            <text:p>0.16403146994664</text:p>
          </table:table-cell>
          <table:table-cell office:value-type="float" office:value="0.16425989590414" calcext:value-type="float">
            <text:p>0.16425989590414</text:p>
          </table:table-cell>
          <table:table-cell office:value-type="float" office:value="-118.533924939021" calcext:value-type="float">
            <text:p>-118.533924939021</text:p>
          </table:table-cell>
          <table:table-cell office:value-type="float" office:value="118.533924939021" calcext:value-type="float">
            <text:p>118.533924939021</text:p>
          </table:table-cell>
          <table:table-cell office:value-type="float" office:value="1809.55347981979" calcext:value-type="float">
            <text:p>1809.55347981979</text:p>
          </table:table-cell>
          <table:table-cell office:value-type="float" office:value="2062.12342988952" calcext:value-type="float">
            <text:p>2062.12342988952</text:p>
          </table:table-cell>
          <table:table-cell office:value-type="float" office:value="1998.98094237208" calcext:value-type="float">
            <text:p>1998.98094237208</text:p>
          </table:table-cell>
        </table:table-row>
        <table:table-row table:style-name="ro3">
          <table:table-cell office:value-type="string" calcext:value-type="string">
            <text:p>chanchilaru</text:p>
          </table:table-cell>
          <table:table-cell office:value-type="float" office:value="-8.68" calcext:value-type="float">
            <text:p>-8.68</text:p>
          </table:table-cell>
          <table:table-cell office:value-type="float" office:value="8.68" calcext:value-type="float">
            <text:p>8.68</text:p>
          </table:table-cell>
          <table:table-cell office:value-type="float" office:value="1914.71366336634" calcext:value-type="float">
            <text:p>1914.71366336634</text:p>
          </table:table-cell>
          <table:table-cell office:value-type="float" office:value="1932.07366336634" calcext:value-type="float">
            <text:p>1932.07366336634</text:p>
          </table:table-cell>
          <table:table-cell office:value-type="float" office:value="0.518894597935239" calcext:value-type="float">
            <text:p>0.518894597935239</text:p>
          </table:table-cell>
          <table:table-cell office:value-type="float" office:value="0.519567625524121" calcext:value-type="float">
            <text:p>0.519567625524121</text:p>
          </table:table-cell>
          <table:table-cell office:value-type="float" office:value="0.139193415463977" calcext:value-type="float">
            <text:p>0.139193415463977</text:p>
          </table:table-cell>
          <table:table-cell office:value-type="float" office:value="0.139456774085713" calcext:value-type="float">
            <text:p>0.139456774085713</text:p>
          </table:table-cell>
          <table:table-cell office:value-type="float" office:value="-99.541540887029" calcext:value-type="float">
            <text:p>-99.541540887029</text:p>
          </table:table-cell>
          <table:table-cell office:value-type="float" office:value="99.541540887029" calcext:value-type="float">
            <text:p>99.541540887029</text:p>
          </table:table-cell>
          <table:table-cell office:value-type="float" office:value="1815.3705281953" calcext:value-type="float">
            <text:p>1815.3705281953</text:p>
          </table:table-cell>
          <table:table-cell office:value-type="float" office:value="2031.61520425337" calcext:value-type="float">
            <text:p>2031.61520425337</text:p>
          </table:table-cell>
          <table:table-cell office:value-type="float" office:value="1977.55403523885" calcext:value-type="float">
            <text:p>1977.55403523885</text:p>
          </table:table-cell>
        </table:table-row>
        <table:table-row table:style-name="ro3">
          <table:table-cell office:value-type="string" calcext:value-type="string">
            <text:p>OS | VoNDutcH</text:p>
          </table:table-cell>
          <table:table-cell office:value-type="float" office:value="-6.72" calcext:value-type="float">
            <text:p>-6.72</text:p>
          </table:table-cell>
          <table:table-cell office:value-type="float" office:value="6.72" calcext:value-type="float">
            <text:p>6.72</text:p>
          </table:table-cell>
          <table:table-cell office:value-type="float" office:value="1884.85445544554" calcext:value-type="float">
            <text:p>1884.85445544554</text:p>
          </table:table-cell>
          <table:table-cell office:value-type="float" office:value="1898.29445544554" calcext:value-type="float">
            <text:p>1898.29445544554</text:p>
          </table:table-cell>
          <table:table-cell office:value-type="float" office:value="0.517811319382667" calcext:value-type="float">
            <text:p>0.517811319382667</text:p>
          </table:table-cell>
          <table:table-cell office:value-type="float" office:value="0.518287538180011" calcext:value-type="float">
            <text:p>0.518287538180011</text:p>
          </table:table-cell>
          <table:table-cell office:value-type="float" office:value="0.157602925634357" calcext:value-type="float">
            <text:p>0.157602925634357</text:p>
          </table:table-cell>
          <table:table-cell office:value-type="float" office:value="0.15766595124681" calcext:value-type="float">
            <text:p>0.15766595124681</text:p>
          </table:table-cell>
          <table:table-cell office:value-type="float" office:value="-113.422104648012" calcext:value-type="float">
            <text:p>-113.422104648012</text:p>
          </table:table-cell>
          <table:table-cell office:value-type="float" office:value="113.422104648012" calcext:value-type="float">
            <text:p>113.422104648012</text:p>
          </table:table-cell>
          <table:table-cell office:value-type="float" office:value="1771.43235079753" calcext:value-type="float">
            <text:p>1771.43235079753</text:p>
          </table:table-cell>
          <table:table-cell office:value-type="float" office:value="2011.66793205441" calcext:value-type="float">
            <text:p>2011.66793205441</text:p>
          </table:table-cell>
          <table:table-cell office:value-type="float" office:value="1951.60903674019" calcext:value-type="float">
            <text:p>1951.60903674019</text:p>
          </table:table-cell>
        </table:table-row>
        <table:table-row table:style-name="ro3">
          <table:table-cell office:value-type="string" calcext:value-type="string">
            <text:p>leonovoo</text:p>
          </table:table-cell>
          <table:table-cell office:value-type="float" office:value="-7.72" calcext:value-type="float">
            <text:p>-7.72</text:p>
          </table:table-cell>
          <table:table-cell office:value-type="float" office:value="7.72" calcext:value-type="float">
            <text:p>7.72</text:p>
          </table:table-cell>
          <table:table-cell office:value-type="float" office:value="1843.0801980198" calcext:value-type="float">
            <text:p>1843.0801980198</text:p>
          </table:table-cell>
          <table:table-cell office:value-type="float" office:value="1858.5201980198" calcext:value-type="float">
            <text:p>1858.5201980198</text:p>
          </table:table-cell>
          <table:table-cell office:value-type="float" office:value="0.516444404804702" calcext:value-type="float">
            <text:p>0.516444404804702</text:p>
          </table:table-cell>
          <table:table-cell office:value-type="float" office:value="0.516930210377058" calcext:value-type="float">
            <text:p>0.516930210377058</text:p>
          </table:table-cell>
          <table:table-cell office:value-type="float" office:value="0.0969301903375004" calcext:value-type="float">
            <text:p>0.0969301903375004</text:p>
          </table:table-cell>
          <table:table-cell office:value-type="float" office:value="0.0971179670733038" calcext:value-type="float">
            <text:p>0.0971179670733038</text:p>
          </table:table-cell>
          <table:table-cell office:value-type="float" office:value="-68.3528957133288" calcext:value-type="float">
            <text:p>-68.3528957133288</text:p>
          </table:table-cell>
          <table:table-cell office:value-type="float" office:value="68.3528957133288" calcext:value-type="float">
            <text:p>68.3528957133288</text:p>
          </table:table-cell>
          <table:table-cell office:value-type="float" office:value="1774.72730230647" calcext:value-type="float">
            <text:p>1774.72730230647</text:p>
          </table:table-cell>
          <table:table-cell office:value-type="float" office:value="1926.737507639" calcext:value-type="float">
            <text:p>1926.737507639</text:p>
          </table:table-cell>
          <table:table-cell office:value-type="float" office:value="1888.73495630586" calcext:value-type="float">
            <text:p>1888.73495630586</text:p>
          </table:table-cell>
        </table:table-row>
        <table:table-row table:style-name="ro3">
          <table:table-cell office:value-type="string" calcext:value-type="string">
            <text:p>Sabalero</text:p>
          </table:table-cell>
          <table:table-cell office:value-type="float" office:value="-8.4" calcext:value-type="float">
            <text:p>-8.4</text:p>
          </table:table-cell>
          <table:table-cell office:value-type="float" office:value="8.4" calcext:value-type="float">
            <text:p>8.4</text:p>
          </table:table-cell>
          <table:table-cell office:value-type="float" office:value="1815.85128712871" calcext:value-type="float">
            <text:p>1815.85128712871</text:p>
          </table:table-cell>
          <table:table-cell office:value-type="float" office:value="1832.65128712871" calcext:value-type="float">
            <text:p>1832.65128712871</text:p>
          </table:table-cell>
          <table:table-cell office:value-type="float" office:value="0.515640399474201" calcext:value-type="float">
            <text:p>0.515640399474201</text:p>
          </table:table-cell>
          <table:table-cell office:value-type="float" office:value="0.516128667533274" calcext:value-type="float">
            <text:p>0.516128667533274</text:p>
          </table:table-cell>
          <table:table-cell office:value-type="float" office:value="0.166064517717659" calcext:value-type="float">
            <text:p>0.166064517717659</text:p>
          </table:table-cell>
          <table:table-cell office:value-type="float" office:value="0.166325564998166" calcext:value-type="float">
            <text:p>0.166325564998166</text:p>
          </table:table-cell>
          <table:table-cell office:value-type="float" office:value="-120.14541698144" calcext:value-type="float">
            <text:p>-120.14541698144</text:p>
          </table:table-cell>
          <table:table-cell office:value-type="float" office:value="120.14541698144" calcext:value-type="float">
            <text:p>120.14541698144</text:p>
          </table:table-cell>
          <table:table-cell office:value-type="float" office:value="1695.90979460348" calcext:value-type="float">
            <text:p>1695.90979460348</text:p>
          </table:table-cell>
          <table:table-cell office:value-type="float" office:value="1952.79670411015" calcext:value-type="float">
            <text:p>1952.79670411015</text:p>
          </table:table-cell>
          <table:table-cell office:value-type="float" office:value="1888.57497673348" calcext:value-type="float">
            <text:p>1888.57497673348</text:p>
          </table:table-cell>
        </table:table-row>
        <table:table-row table:style-name="ro3">
          <table:table-cell office:value-type="string" calcext:value-type="string">
            <text:p>harooooo</text:p>
          </table:table-cell>
          <table:table-cell office:value-type="float" office:value="-5.8" calcext:value-type="float">
            <text:p>-5.8</text:p>
          </table:table-cell>
          <table:table-cell office:value-type="float" office:value="5.8" calcext:value-type="float">
            <text:p>5.8</text:p>
          </table:table-cell>
          <table:table-cell office:value-type="float" office:value="1784.38297029703" calcext:value-type="float">
            <text:p>1784.38297029703</text:p>
          </table:table-cell>
          <table:table-cell office:value-type="float" office:value="1795.98297029703" calcext:value-type="float">
            <text:p>1795.98297029703</text:p>
          </table:table-cell>
          <table:table-cell office:value-type="float" office:value="0.514790352590865" calcext:value-type="float">
            <text:p>0.514790352590865</text:p>
          </table:table-cell>
          <table:table-cell office:value-type="float" office:value="0.515094198162161" calcext:value-type="float">
            <text:p>0.515094198162161</text:p>
          </table:table-cell>
          <table:table-cell office:value-type="float" office:value="0.133265453305998" calcext:value-type="float">
            <text:p>0.133265453305998</text:p>
          </table:table-cell>
          <table:table-cell office:value-type="float" office:value="0.133395818008828" calcext:value-type="float">
            <text:p>0.133395818008828</text:p>
          </table:table-cell>
          <table:table-cell office:value-type="float" office:value="-94.9911107220212" calcext:value-type="float">
            <text:p>-94.9911107220212</text:p>
          </table:table-cell>
          <table:table-cell office:value-type="float" office:value="94.9911107220212" calcext:value-type="float">
            <text:p>94.9911107220212</text:p>
          </table:table-cell>
          <table:table-cell office:value-type="float" office:value="1689.48938081238" calcext:value-type="float">
            <text:p>1689.48938081238</text:p>
          </table:table-cell>
          <table:table-cell office:value-type="float" office:value="1890.97408101905" calcext:value-type="float">
            <text:p>1890.97408101905</text:p>
          </table:table-cell>
          <table:table-cell office:value-type="float" office:value="1840.60290596738" calcext:value-type="float">
            <text:p>1840.60290596738</text:p>
          </table:table-cell>
        </table:table-row>
        <table:table-row table:style-name="ro3">
          <table:table-cell office:value-type="string" calcext:value-type="string">
            <text:p>gurastobbybufas</text:p>
          </table:table-cell>
          <table:table-cell office:value-type="float" office:value="-5.92" calcext:value-type="float">
            <text:p>-5.92</text:p>
          </table:table-cell>
          <table:table-cell office:value-type="float" office:value="5.92" calcext:value-type="float">
            <text:p>5.92</text:p>
          </table:table-cell>
          <table:table-cell office:value-type="float" office:value="1719.35722772277" calcext:value-type="float">
            <text:p>1719.35722772277</text:p>
          </table:table-cell>
          <table:table-cell office:value-type="float" office:value="1731.19722772277" calcext:value-type="float">
            <text:p>1731.19722772277</text:p>
          </table:table-cell>
          <table:table-cell office:value-type="float" office:value="0.513276072319255" calcext:value-type="float">
            <text:p>0.513276072319255</text:p>
          </table:table-cell>
          <table:table-cell office:value-type="float" office:value="0.513529308839134" calcext:value-type="float">
            <text:p>0.513529308839134</text:p>
          </table:table-cell>
          <table:table-cell office:value-type="float" office:value="0.165037265557365" calcext:value-type="float">
            <text:p>0.165037265557365</text:p>
          </table:table-cell>
          <table:table-cell office:value-type="float" office:value="0.165089292171578" calcext:value-type="float">
            <text:p>0.165089292171578</text:p>
          </table:table-cell>
          <table:table-cell office:value-type="float" office:value="-119.180369085402" calcext:value-type="float">
            <text:p>-119.180369085402</text:p>
          </table:table-cell>
          <table:table-cell office:value-type="float" office:value="119.180369085402" calcext:value-type="float">
            <text:p>119.180369085402</text:p>
          </table:table-cell>
          <table:table-cell office:value-type="float" office:value="1600.2174322925" calcext:value-type="float">
            <text:p>1600.2174322925</text:p>
          </table:table-cell>
          <table:table-cell office:value-type="float" office:value="1850.37759680817" calcext:value-type="float">
            <text:p>1850.37759680817</text:p>
          </table:table-cell>
          <table:table-cell office:value-type="float" office:value="1787.83755567926" calcext:value-type="float">
            <text:p>1787.83755567926</text:p>
          </table:table-cell>
        </table:table-row>
        <table:table-row table:style-name="ro3">
          <table:table-cell office:value-type="string" calcext:value-type="string">
            <text:p>DjSapsan</text:p>
          </table:table-cell>
          <table:table-cell office:value-type="float" office:value="-7.96" calcext:value-type="float">
            <text:p>-7.96</text:p>
          </table:table-cell>
          <table:table-cell office:value-type="float" office:value="7.96" calcext:value-type="float">
            <text:p>7.96</text:p>
          </table:table-cell>
          <table:table-cell office:value-type="float" office:value="1699.34871287129" calcext:value-type="float">
            <text:p>1699.34871287129</text:p>
          </table:table-cell>
          <table:table-cell office:value-type="float" office:value="1715.26871287129" calcext:value-type="float">
            <text:p>1715.26871287129</text:p>
          </table:table-cell>
          <table:table-cell office:value-type="float" office:value="0.512869024987282" calcext:value-type="float">
            <text:p>0.512869024987282</text:p>
          </table:table-cell>
          <table:table-cell office:value-type="float" office:value="0.513190797597709" calcext:value-type="float">
            <text:p>0.513190797597709</text:p>
          </table:table-cell>
          <table:table-cell office:value-type="float" office:value="0.114822559770275" calcext:value-type="float">
            <text:p>0.114822559770275</text:p>
          </table:table-cell>
          <table:table-cell office:value-type="float" office:value="0.114832398970976" calcext:value-type="float">
            <text:p>0.114832398970976</text:p>
          </table:table-cell>
          <table:table-cell office:value-type="float" office:value="-81.242798484496" calcext:value-type="float">
            <text:p>-81.242798484496</text:p>
          </table:table-cell>
          <table:table-cell office:value-type="float" office:value="81.242798484496" calcext:value-type="float">
            <text:p>81.242798484496</text:p>
          </table:table-cell>
          <table:table-cell office:value-type="float" office:value="1618.11313203244" calcext:value-type="float">
            <text:p>1618.11313203244</text:p>
          </table:table-cell>
          <table:table-cell office:value-type="float" office:value="1796.51151135578" calcext:value-type="float">
            <text:p>1796.51151135578</text:p>
          </table:table-cell>
          <table:table-cell office:value-type="float" office:value="1751.91191652495" calcext:value-type="float">
            <text:p>1751.91191652495</text:p>
          </table:table-cell>
        </table:table-row>
        <table:table-row table:style-name="ro3">
          <table:table-cell office:value-type="string" calcext:value-type="string">
            <text:p>Hydur</text:p>
          </table:table-cell>
          <table:table-cell office:value-type="float" office:value="-8.48" calcext:value-type="float">
            <text:p>-8.48</text:p>
          </table:table-cell>
          <table:table-cell office:value-type="float" office:value="8.48" calcext:value-type="float">
            <text:p>8.48</text:p>
          </table:table-cell>
          <table:table-cell office:value-type="float" office:value="1675.4900990099" calcext:value-type="float">
            <text:p>1675.4900990099</text:p>
          </table:table-cell>
          <table:table-cell office:value-type="float" office:value="1692.4500990099" calcext:value-type="float">
            <text:p>1692.4500990099</text:p>
          </table:table-cell>
          <table:table-cell office:value-type="float" office:value="0.512415980644293" calcext:value-type="float">
            <text:p>0.512415980644293</text:p>
          </table:table-cell>
          <table:table-cell office:value-type="float" office:value="0.512734523027811" calcext:value-type="float">
            <text:p>0.512734523027811</text:p>
          </table:table-cell>
          <table:table-cell office:value-type="float" office:value="0.162862583202561" calcext:value-type="float">
            <text:p>0.162862583202561</text:p>
          </table:table-cell>
          <table:table-cell office:value-type="float" office:value="0.163043389868409" calcext:value-type="float">
            <text:p>0.163043389868409</text:p>
          </table:table-cell>
          <table:table-cell office:value-type="float" office:value="-117.587187741028" calcext:value-type="float">
            <text:p>-117.587187741028</text:p>
          </table:table-cell>
          <table:table-cell office:value-type="float" office:value="117.587187741028" calcext:value-type="float">
            <text:p>117.587187741028</text:p>
          </table:table-cell>
          <table:table-cell office:value-type="float" office:value="1557.90291126887" calcext:value-type="float">
            <text:p>1557.90291126887</text:p>
          </table:table-cell>
          <table:table-cell office:value-type="float" office:value="1809.89671905268" calcext:value-type="float">
            <text:p>1809.89671905268</text:p>
          </table:table-cell>
          <table:table-cell office:value-type="float" office:value="1746.89826710673" calcext:value-type="float">
            <text:p>1746.89826710673</text:p>
          </table:table-cell>
        </table:table-row>
        <table:table-row table:style-name="ro3">
          <table:table-cell office:value-type="string" calcext:value-type="string">
            <text:p>maxpower973</text:p>
          </table:table-cell>
          <table:table-cell office:value-type="float" office:value="-8.08" calcext:value-type="float">
            <text:p>-8.08</text:p>
          </table:table-cell>
          <table:table-cell office:value-type="float" office:value="8.08" calcext:value-type="float">
            <text:p>8.08</text:p>
          </table:table-cell>
          <table:table-cell office:value-type="float" office:value="1629.3695049505" calcext:value-type="float">
            <text:p>1629.3695049505</text:p>
          </table:table-cell>
          <table:table-cell office:value-type="float" office:value="1645.5295049505" calcext:value-type="float">
            <text:p>1645.5295049505</text:p>
          </table:table-cell>
          <table:table-cell office:value-type="float" office:value="0.511629956208449" calcext:value-type="float">
            <text:p>0.511629956208449</text:p>
          </table:table-cell>
          <table:table-cell office:value-type="float" office:value="0.511892797271143" calcext:value-type="float">
            <text:p>0.511892797271143</text:p>
          </table:table-cell>
          <table:table-cell office:value-type="float" office:value="0.105535410235539" calcext:value-type="float">
            <text:p>0.105535410235539</text:p>
          </table:table-cell>
          <table:table-cell office:value-type="float" office:value="0.105549600890142" calcext:value-type="float">
            <text:p>0.105549600890142</text:p>
          </table:table-cell>
          <table:table-cell office:value-type="float" office:value="-74.4629289628188" calcext:value-type="float">
            <text:p>-74.4629289628188</text:p>
          </table:table-cell>
          <table:table-cell office:value-type="float" office:value="74.4629289628187" calcext:value-type="float">
            <text:p>74.4629289628187</text:p>
          </table:table-cell>
          <table:table-cell office:value-type="float" office:value="1554.91689651498" calcext:value-type="float">
            <text:p>1554.91689651498</text:p>
          </table:table-cell>
          <table:table-cell office:value-type="float" office:value="1719.99243391331" calcext:value-type="float">
            <text:p>1719.99243391331</text:p>
          </table:table-cell>
          <table:table-cell office:value-type="float" office:value="1678.72354956373" calcext:value-type="float">
            <text:p>1678.72354956373</text:p>
          </table:table-cell>
        </table:table-row>
        <table:table-row table:style-name="ro3">
          <table:table-cell office:value-type="string" calcext:value-type="string">
            <text:p>Kingofn00b5</text:p>
          </table:table-cell>
          <table:table-cell office:value-type="float" office:value="-8.52" calcext:value-type="float">
            <text:p>-8.52</text:p>
          </table:table-cell>
          <table:table-cell office:value-type="float" office:value="8.52" calcext:value-type="float">
            <text:p>8.52</text:p>
          </table:table-cell>
          <table:table-cell office:value-type="float" office:value="1542.71148514852" calcext:value-type="float">
            <text:p>1542.71148514852</text:p>
          </table:table-cell>
          <table:table-cell office:value-type="float" office:value="1559.75148514852" calcext:value-type="float">
            <text:p>1559.75148514852</text:p>
          </table:table-cell>
          <table:table-cell office:value-type="float" office:value="0.51041129351222" calcext:value-type="float">
            <text:p>0.51041129351222</text:p>
          </table:table-cell>
          <table:table-cell office:value-type="float" office:value="0.510629003604565" calcext:value-type="float">
            <text:p>0.510629003604565</text:p>
          </table:table-cell>
          <table:table-cell office:value-type="float" office:value="0.23855396535106" calcext:value-type="float">
            <text:p>0.23855396535106</text:p>
          </table:table-cell>
          <table:table-cell office:value-type="float" office:value="0.238634683474165" calcext:value-type="float">
            <text:p>0.238634683474165</text:p>
          </table:table-cell>
          <table:table-cell office:value-type="float" office:value="-180.472696365093" calcext:value-type="float">
            <text:p>-180.472696365093</text:p>
          </table:table-cell>
          <table:table-cell office:value-type="float" office:value="180.472696365093" calcext:value-type="float">
            <text:p>180.472696365093</text:p>
          </table:table-cell>
          <table:table-cell office:value-type="float" office:value="1362.31141516072" calcext:value-type="float">
            <text:p>1362.31141516072</text:p>
          </table:table-cell>
          <table:table-cell office:value-type="float" office:value="1740.22418151361" calcext:value-type="float">
            <text:p>1740.22418151361</text:p>
          </table:table-cell>
          <table:table-cell office:value-type="float" office:value="1645.74598992539" calcext:value-type="float">
            <text:p>1645.74598992539</text:p>
          </table:table-cell>
        </table:table-row>
        <table:table-row table:style-name="ro3">
          <table:table-cell office:value-type="string" calcext:value-type="string">
            <text:p>YoSoyPacho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565.62851485149" calcext:value-type="float">
            <text:p>1565.62851485149</text:p>
          </table:table-cell>
          <table:table-cell office:value-type="float" office:value="1581.94851485149" calcext:value-type="float">
            <text:p>1581.94851485149</text:p>
          </table:table-cell>
          <table:table-cell office:value-type="float" office:value="0.510706285818691" calcext:value-type="float">
            <text:p>0.510706285818691</text:p>
          </table:table-cell>
          <table:table-cell office:value-type="float" office:value="0.51092728198599" calcext:value-type="float">
            <text:p>0.51092728198599</text:p>
          </table:table-cell>
          <table:table-cell office:value-type="float" office:value="0.158107950592856" calcext:value-type="float">
            <text:p>0.158107950592856</text:p>
          </table:table-cell>
          <table:table-cell office:value-type="float" office:value="0.158127590003806" calcext:value-type="float">
            <text:p>0.158127590003806</text:p>
          </table:table-cell>
          <table:table-cell office:value-type="float" office:value="-113.778417663461" calcext:value-type="float">
            <text:p>-113.778417663461</text:p>
          </table:table-cell>
          <table:table-cell office:value-type="float" office:value="113.778417663461" calcext:value-type="float">
            <text:p>113.778417663461</text:p>
          </table:table-cell>
          <table:table-cell office:value-type="float" office:value="1451.86526044919" calcext:value-type="float">
            <text:p>1451.86526044919</text:p>
          </table:table-cell>
          <table:table-cell office:value-type="float" office:value="1695.72693251495" calcext:value-type="float">
            <text:p>1695.72693251495</text:p>
          </table:table-cell>
          <table:table-cell office:value-type="float" office:value="1634.76151449851" calcext:value-type="float">
            <text:p>1634.76151449851</text:p>
          </table:table-cell>
        </table:table-row>
        <table:table-row table:style-name="ro3">
          <table:table-cell office:value-type="string" calcext:value-type="string">
            <text:p>loredek</text:p>
          </table:table-cell>
          <table:table-cell office:value-type="float" office:value="-7.28" calcext:value-type="float">
            <text:p>-7.28</text:p>
          </table:table-cell>
          <table:table-cell office:value-type="float" office:value="7.28" calcext:value-type="float">
            <text:p>7.28</text:p>
          </table:table-cell>
          <table:table-cell office:value-type="float" office:value="1562.34277227723" calcext:value-type="float">
            <text:p>1562.34277227723</text:p>
          </table:table-cell>
          <table:table-cell office:value-type="float" office:value="1576.90277227723" calcext:value-type="float">
            <text:p>1576.90277227723</text:p>
          </table:table-cell>
          <table:table-cell office:value-type="float" office:value="0.510662934234394" calcext:value-type="float">
            <text:p>0.510662934234394</text:p>
          </table:table-cell>
          <table:table-cell office:value-type="float" office:value="0.510857918507552" calcext:value-type="float">
            <text:p>0.510857918507552</text:p>
          </table:table-cell>
          <table:table-cell office:value-type="float" office:value="0.135534196679863" calcext:value-type="float">
            <text:p>0.135534196679863</text:p>
          </table:table-cell>
          <table:table-cell office:value-type="float" office:value="0.135602483097553" calcext:value-type="float">
            <text:p>0.135602483097553</text:p>
          </table:table-cell>
          <table:table-cell office:value-type="float" office:value="-96.6440705087451" calcext:value-type="float">
            <text:p>-96.6440705087451</text:p>
          </table:table-cell>
          <table:table-cell office:value-type="float" office:value="96.6440705087451" calcext:value-type="float">
            <text:p>96.6440705087451</text:p>
          </table:table-cell>
          <table:table-cell office:value-type="float" office:value="1465.74991713431" calcext:value-type="float">
            <text:p>1465.74991713431</text:p>
          </table:table-cell>
          <table:table-cell office:value-type="float" office:value="1673.54684278597" calcext:value-type="float">
            <text:p>1673.54684278597</text:p>
          </table:table-cell>
          <table:table-cell office:value-type="float" office:value="1621.59761137306" calcext:value-type="float">
            <text:p>1621.59761137306</text:p>
          </table:table-cell>
        </table:table-row>
        <table:table-row table:style-name="ro3">
          <table:table-cell office:value-type="string" calcext:value-type="string">
            <text:p>maxymczech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54.93881188119" calcext:value-type="float">
            <text:p>1554.93881188119</text:p>
          </table:table-cell>
          <table:table-cell office:value-type="float" office:value="1574.93881188119" calcext:value-type="float">
            <text:p>1574.93881188119</text:p>
          </table:table-cell>
          <table:table-cell office:value-type="float" office:value="0.510566577467867" calcext:value-type="float">
            <text:p>0.510566577467867</text:p>
          </table:table-cell>
          <table:table-cell office:value-type="float" office:value="0.510831175399477" calcext:value-type="float">
            <text:p>0.510831175399477</text:p>
          </table:table-cell>
          <table:table-cell office:value-type="float" office:value="0.130614574515401" calcext:value-type="float">
            <text:p>0.130614574515401</text:p>
          </table:table-cell>
          <table:table-cell office:value-type="float" office:value="0.130695989263589" calcext:value-type="float">
            <text:p>0.130695989263589</text:p>
          </table:table-cell>
          <table:table-cell office:value-type="float" office:value="-92.9744180001812" calcext:value-type="float">
            <text:p>-92.9744180001812</text:p>
          </table:table-cell>
          <table:table-cell office:value-type="float" office:value="92.9744180001811" calcext:value-type="float">
            <text:p>92.9744180001811</text:p>
          </table:table-cell>
          <table:table-cell office:value-type="float" office:value="1462.02511271986" calcext:value-type="float">
            <text:p>1462.02511271986</text:p>
          </table:table-cell>
          <table:table-cell office:value-type="float" office:value="1667.91322988137" calcext:value-type="float">
            <text:p>1667.91322988137</text:p>
          </table:table-cell>
          <table:table-cell office:value-type="float" office:value="1616.44120059099" calcext:value-type="float">
            <text:p>1616.44120059099</text:p>
          </table:table-cell>
        </table:table-row>
        <table:table-row table:style-name="ro3">
          <table:table-cell office:value-type="string" calcext:value-type="string">
            <text:p>The Otter One</text:p>
          </table:table-cell>
          <table:table-cell office:value-type="float" office:value="-7.44" calcext:value-type="float">
            <text:p>-7.44</text:p>
          </table:table-cell>
          <table:table-cell office:value-type="float" office:value="7.44" calcext:value-type="float">
            <text:p>7.44</text:p>
          </table:table-cell>
          <table:table-cell office:value-type="float" office:value="1519.79584158416" calcext:value-type="float">
            <text:p>1519.79584158416</text:p>
          </table:table-cell>
          <table:table-cell office:value-type="float" office:value="1534.67584158416" calcext:value-type="float">
            <text:p>1534.67584158416</text:p>
          </table:table-cell>
          <table:table-cell office:value-type="float" office:value="0.510131997679093" calcext:value-type="float">
            <text:p>0.510131997679093</text:p>
          </table:table-cell>
          <table:table-cell office:value-type="float" office:value="0.510311696900224" calcext:value-type="float">
            <text:p>0.510311696900224</text:p>
          </table:table-cell>
          <table:table-cell office:value-type="float" office:value="0.142103023379677" calcext:value-type="float">
            <text:p>0.142103023379677</text:p>
          </table:table-cell>
          <table:table-cell office:value-type="float" office:value="0.142147755006151" calcext:value-type="float">
            <text:p>0.142147755006151</text:p>
          </table:table-cell>
          <table:table-cell office:value-type="float" office:value="-101.572488981643" calcext:value-type="float">
            <text:p>-101.572488981643</text:p>
          </table:table-cell>
          <table:table-cell office:value-type="float" office:value="101.572488981643" calcext:value-type="float">
            <text:p>101.572488981643</text:p>
          </table:table-cell>
          <table:table-cell office:value-type="float" office:value="1418.25716751456" calcext:value-type="float">
            <text:p>1418.25716751456</text:p>
          </table:table-cell>
          <table:table-cell office:value-type="float" office:value="1636.2483305658" calcext:value-type="float">
            <text:p>1636.2483305658</text:p>
          </table:table-cell>
          <table:table-cell office:value-type="float" office:value="1581.75053980299" calcext:value-type="float">
            <text:p>1581.75053980299</text:p>
          </table:table-cell>
        </table:table-row>
        <table:table-row table:style-name="ro3">
          <table:table-cell office:value-type="string" calcext:value-type="string">
            <text:p>Metalmania</text:p>
          </table:table-cell>
          <table:table-cell office:value-type="float" office:value="-8.52" calcext:value-type="float">
            <text:p>-8.52</text:p>
          </table:table-cell>
          <table:table-cell office:value-type="float" office:value="8.52" calcext:value-type="float">
            <text:p>8.52</text:p>
          </table:table-cell>
          <table:table-cell office:value-type="float" office:value="1500.78633663366" calcext:value-type="float">
            <text:p>1500.78633663366</text:p>
          </table:table-cell>
          <table:table-cell office:value-type="float" office:value="1517.82633663366" calcext:value-type="float">
            <text:p>1517.82633663366</text:p>
          </table:table-cell>
          <table:table-cell office:value-type="float" office:value="0.509910437355933" calcext:value-type="float">
            <text:p>0.509910437355933</text:p>
          </table:table-cell>
          <table:table-cell office:value-type="float" office:value="0.510108644763756" calcext:value-type="float">
            <text:p>0.510108644763756</text:p>
          </table:table-cell>
          <table:table-cell office:value-type="float" office:value="0.149915684087241" calcext:value-type="float">
            <text:p>0.149915684087241</text:p>
          </table:table-cell>
          <table:table-cell office:value-type="float" office:value="0.149992012405782" calcext:value-type="float">
            <text:p>0.149992012405782</text:p>
          </table:table-cell>
          <table:table-cell office:value-type="float" office:value="-107.532025664595" calcext:value-type="float">
            <text:p>-107.532025664595</text:p>
          </table:table-cell>
          <table:table-cell office:value-type="float" office:value="107.532025664595" calcext:value-type="float">
            <text:p>107.532025664595</text:p>
          </table:table-cell>
          <table:table-cell office:value-type="float" office:value="1393.31259132188" calcext:value-type="float">
            <text:p>1393.31259132188</text:p>
          </table:table-cell>
          <table:table-cell office:value-type="float" office:value="1625.35836229826" calcext:value-type="float">
            <text:p>1625.35836229826</text:p>
          </table:table-cell>
          <table:table-cell office:value-type="float" office:value="1567.34691955416" calcext:value-type="float">
            <text:p>1567.34691955416</text:p>
          </table:table-cell>
        </table:table-row>
        <table:table-row table:style-name="ro3">
          <table:table-cell office:value-type="string" calcext:value-type="string">
            <text:p>Ragnar </text:p>
          </table:table-cell>
          <table:table-cell office:value-type="float" office:value="-4.96" calcext:value-type="float">
            <text:p>-4.96</text:p>
          </table:table-cell>
          <table:table-cell office:value-type="float" office:value="4.96" calcext:value-type="float">
            <text:p>4.96</text:p>
          </table:table-cell>
          <table:table-cell office:value-type="float" office:value="1500.91108910891" calcext:value-type="float">
            <text:p>1500.91108910891</text:p>
          </table:table-cell>
          <table:table-cell office:value-type="float" office:value="1510.83108910891" calcext:value-type="float">
            <text:p>1510.83108910891</text:p>
          </table:table-cell>
          <table:table-cell office:value-type="float" office:value="0.509911864810703" calcext:value-type="float">
            <text:p>0.509911864810703</text:p>
          </table:table-cell>
          <table:table-cell office:value-type="float" office:value="0.510026465373871" calcext:value-type="float">
            <text:p>0.510026465373871</text:p>
          </table:table-cell>
          <table:table-cell office:value-type="float" office:value="0.119249947720606" calcext:value-type="float">
            <text:p>0.119249947720606</text:p>
          </table:table-cell>
          <table:table-cell office:value-type="float" office:value="0.119269385465434" calcext:value-type="float">
            <text:p>0.119269385465434</text:p>
          </table:table-cell>
          <table:table-cell office:value-type="float" office:value="-84.5047242811761" calcext:value-type="float">
            <text:p>-84.5047242811761</text:p>
          </table:table-cell>
          <table:table-cell office:value-type="float" office:value="84.5047242811761" calcext:value-type="float">
            <text:p>84.5047242811761</text:p>
          </table:table-cell>
          <table:table-cell office:value-type="float" office:value="1416.42068632745" calcext:value-type="float">
            <text:p>1416.42068632745</text:p>
          </table:table-cell>
          <table:table-cell office:value-type="float" office:value="1595.33581339009" calcext:value-type="float">
            <text:p>1595.33581339009</text:p>
          </table:table-cell>
          <table:table-cell office:value-type="float" office:value="1550.60703162443" calcext:value-type="float">
            <text:p>1550.60703162443</text:p>
          </table:table-cell>
        </table:table-row>
        <table:table-row table:style-name="ro3">
          <table:table-cell office:value-type="string" calcext:value-type="string">
            <text:p>Pl0tterGhost</text:p>
          </table:table-cell>
          <table:table-cell office:value-type="float" office:value="-9.28" calcext:value-type="float">
            <text:p>-9.28</text:p>
          </table:table-cell>
          <table:table-cell office:value-type="float" office:value="9.28" calcext:value-type="float">
            <text:p>9.28</text:p>
          </table:table-cell>
          <table:table-cell office:value-type="float" office:value="1472.05227722772" calcext:value-type="float">
            <text:p>1472.05227722772</text:p>
          </table:table-cell>
          <table:table-cell office:value-type="float" office:value="1490.61227722772" calcext:value-type="float">
            <text:p>1490.61227722772</text:p>
          </table:table-cell>
          <table:table-cell office:value-type="float" office:value="0.509589648265381" calcext:value-type="float">
            <text:p>0.509589648265381</text:p>
          </table:table-cell>
          <table:table-cell office:value-type="float" office:value="0.509795099533816" calcext:value-type="float">
            <text:p>0.509795099533816</text:p>
          </table:table-cell>
          <table:table-cell office:value-type="float" office:value="0.172075995616539" calcext:value-type="float">
            <text:p>0.172075995616539</text:p>
          </table:table-cell>
          <table:table-cell office:value-type="float" office:value="0.17208708782549" calcext:value-type="float">
            <text:p>0.17208708782549</text:p>
          </table:table-cell>
          <table:table-cell office:value-type="float" office:value="-124.666813456193" calcext:value-type="float">
            <text:p>-124.666813456193</text:p>
          </table:table-cell>
          <table:table-cell office:value-type="float" office:value="124.666813456193" calcext:value-type="float">
            <text:p>124.666813456193</text:p>
          </table:table-cell>
          <table:table-cell office:value-type="float" office:value="1347.39420705408" calcext:value-type="float">
            <text:p>1347.39420705408</text:p>
          </table:table-cell>
          <table:table-cell office:value-type="float" office:value="1615.27909068392" calcext:value-type="float">
            <text:p>1615.27909068392</text:p>
          </table:table-cell>
          <table:table-cell office:value-type="float" office:value="1548.30786977646" calcext:value-type="float">
            <text:p>1548.30786977646</text:p>
          </table:table-cell>
        </table:table-row>
        <table:table-row table:style-name="ro3">
          <table:table-cell office:value-type="string" calcext:value-type="string">
            <text:p>Flying Mouse</text:p>
          </table:table-cell>
          <table:table-cell office:value-type="float" office:value="-10.56" calcext:value-type="float">
            <text:p>-10.56</text:p>
          </table:table-cell>
          <table:table-cell office:value-type="float" office:value="10.56" calcext:value-type="float">
            <text:p>10.56</text:p>
          </table:table-cell>
          <table:table-cell office:value-type="float" office:value="1437.61603960396" calcext:value-type="float">
            <text:p>1437.61603960396</text:p>
          </table:table-cell>
          <table:table-cell office:value-type="float" office:value="1458.73603960396" calcext:value-type="float">
            <text:p>1458.73603960396</text:p>
          </table:table-cell>
          <table:table-cell office:value-type="float" office:value="0.509221456683196" calcext:value-type="float">
            <text:p>0.509221456683196</text:p>
          </table:table-cell>
          <table:table-cell office:value-type="float" office:value="0.509445574524994" calcext:value-type="float">
            <text:p>0.509445574524994</text:p>
          </table:table-cell>
          <table:table-cell office:value-type="float" office:value="0.173786210743062" calcext:value-type="float">
            <text:p>0.173786210743062</text:p>
          </table:table-cell>
          <table:table-cell office:value-type="float" office:value="0.173826258556169" calcext:value-type="float">
            <text:p>0.173826258556169</text:p>
          </table:table-cell>
          <table:table-cell office:value-type="float" office:value="-126.039574329384" calcext:value-type="float">
            <text:p>-126.039574329384</text:p>
          </table:table-cell>
          <table:table-cell office:value-type="float" office:value="126.039574329384" calcext:value-type="float">
            <text:p>126.039574329384</text:p>
          </table:table-cell>
          <table:table-cell office:value-type="float" office:value="1311.60811809599" calcext:value-type="float">
            <text:p>1311.60811809599</text:p>
          </table:table-cell>
          <table:table-cell office:value-type="float" office:value="1584.77561393334" calcext:value-type="float">
            <text:p>1584.77561393334</text:p>
          </table:table-cell>
          <table:table-cell office:value-type="float" office:value="1516.48373997401" calcext:value-type="float">
            <text:p>1516.48373997401</text:p>
          </table:table-cell>
        </table:table-row>
        <table:table-row table:style-name="ro3">
          <table:table-cell office:value-type="string" calcext:value-type="string">
            <text:p>Superhero55</text:p>
          </table:table-cell>
          <table:table-cell office:value-type="float" office:value="-8.2" calcext:value-type="float">
            <text:p>-8.2</text:p>
          </table:table-cell>
          <table:table-cell office:value-type="float" office:value="8.2" calcext:value-type="float">
            <text:p>8.2</text:p>
          </table:table-cell>
          <table:table-cell office:value-type="float" office:value="1378.9095049505" calcext:value-type="float">
            <text:p>1378.9095049505</text:p>
          </table:table-cell>
          <table:table-cell office:value-type="float" office:value="1395.3095049505" calcext:value-type="float">
            <text:p>1395.3095049505</text:p>
          </table:table-cell>
          <table:table-cell office:value-type="float" office:value="0.50861180969814" calcext:value-type="float">
            <text:p>0.50861180969814</text:p>
          </table:table-cell>
          <table:table-cell office:value-type="float" office:value="0.508781652160398" calcext:value-type="float">
            <text:p>0.508781652160398</text:p>
          </table:table-cell>
          <table:table-cell office:value-type="float" office:value="0.125128051565872" calcext:value-type="float">
            <text:p>0.125128051565872</text:p>
          </table:table-cell>
          <table:table-cell office:value-type="float" office:value="0.125182907516415" calcext:value-type="float">
            <text:p>0.125182907516415</text:p>
          </table:table-cell>
          <table:table-cell office:value-type="float" office:value="-88.875083383823" calcext:value-type="float">
            <text:p>-88.875083383823</text:p>
          </table:table-cell>
          <table:table-cell office:value-type="float" office:value="88.875083383823" calcext:value-type="float">
            <text:p>88.875083383823</text:p>
          </table:table-cell>
          <table:table-cell office:value-type="float" office:value="1290.07508732163" calcext:value-type="float">
            <text:p>1290.07508732163</text:p>
          </table:table-cell>
          <table:table-cell office:value-type="float" office:value="1484.18458833432" calcext:value-type="float">
            <text:p>1484.18458833432</text:p>
          </table:table-cell>
          <table:table-cell office:value-type="float" office:value="1435.65721308115" calcext:value-type="float">
            <text:p>1435.65721308115</text:p>
          </table:table-cell>
        </table:table-row>
        <table:table-row table:style-name="ro3">
          <table:table-cell office:value-type="string" calcext:value-type="string">
            <text:p>Lion</text:p>
          </table:table-cell>
          <table:table-cell office:value-type="float" office:value="-11.4" calcext:value-type="float">
            <text:p>-11.4</text:p>
          </table:table-cell>
          <table:table-cell office:value-type="float" office:value="11.4" calcext:value-type="float">
            <text:p>11.4</text:p>
          </table:table-cell>
          <table:table-cell office:value-type="float" office:value="1350.04099009901" calcext:value-type="float">
            <text:p>1350.04099009901</text:p>
          </table:table-cell>
          <table:table-cell office:value-type="float" office:value="1372.84099009901" calcext:value-type="float">
            <text:p>1372.84099009901</text:p>
          </table:table-cell>
          <table:table-cell office:value-type="float" office:value="0.508309798333838" calcext:value-type="float">
            <text:p>0.508309798333838</text:p>
          </table:table-cell>
          <table:table-cell office:value-type="float" office:value="0.508548751739942" calcext:value-type="float">
            <text:p>0.508548751739942</text:p>
          </table:table-cell>
          <table:table-cell office:value-type="float" office:value="0.155199267238597" calcext:value-type="float">
            <text:p>0.155199267238597</text:p>
          </table:table-cell>
          <table:table-cell office:value-type="float" office:value="0.155286263175268" calcext:value-type="float">
            <text:p>0.155286263175268</text:p>
          </table:table-cell>
          <table:table-cell office:value-type="float" office:value="-111.5889894127" calcext:value-type="float">
            <text:p>-111.5889894127</text:p>
          </table:table-cell>
          <table:table-cell office:value-type="float" office:value="111.588989412701" calcext:value-type="float">
            <text:p>111.588989412701</text:p>
          </table:table-cell>
          <table:table-cell office:value-type="float" office:value="1238.51890092229" calcext:value-type="float">
            <text:p>1238.51890092229</text:p>
          </table:table-cell>
          <table:table-cell office:value-type="float" office:value="1484.42997951171" calcext:value-type="float">
            <text:p>1484.42997951171</text:p>
          </table:table-cell>
          <table:table-cell office:value-type="float" office:value="1422.95220986436" calcext:value-type="float">
            <text:p>1422.95220986436</text:p>
          </table:table-cell>
        </table:table-row>
        <table:table-row table:style-name="ro3">
          <table:table-cell office:value-type="string" calcext:value-type="string">
            <text:p>NOPE1585</text:p>
          </table:table-cell>
          <table:table-cell office:value-type="float" office:value="-13.8" calcext:value-type="float">
            <text:p>-13.8</text:p>
          </table:table-cell>
          <table:table-cell office:value-type="float" office:value="13.8" calcext:value-type="float">
            <text:p>13.8</text:p>
          </table:table-cell>
          <table:table-cell office:value-type="float" office:value="1121.21584158416" calcext:value-type="float">
            <text:p>1121.21584158416</text:p>
          </table:table-cell>
          <table:table-cell office:value-type="float" office:value="1148.81584158416" calcext:value-type="float">
            <text:p>1148.81584158416</text:p>
          </table:table-cell>
          <table:table-cell office:value-type="float" office:value="0.505225166782428" calcext:value-type="float">
            <text:p>0.505225166782428</text:p>
          </table:table-cell>
          <table:table-cell office:value-type="float" office:value="0.505706044327589" calcext:value-type="float">
            <text:p>0.505706044327589</text:p>
          </table:table-cell>
          <table:table-cell office:value-type="float" office:value="0.123561812456315" calcext:value-type="float">
            <text:p>0.123561812456315</text:p>
          </table:table-cell>
          <table:table-cell office:value-type="float" office:value="0.123657850112253" calcext:value-type="float">
            <text:p>0.123657850112253</text:p>
          </table:table-cell>
          <table:table-cell office:value-type="float" office:value="-87.74541269751" calcext:value-type="float">
            <text:p>-87.74541269751</text:p>
          </table:table-cell>
          <table:table-cell office:value-type="float" office:value="87.74541269751" calcext:value-type="float">
            <text:p>87.74541269751</text:p>
          </table:table-cell>
          <table:table-cell office:value-type="float" office:value="1033.47042888665" calcext:value-type="float">
            <text:p>1033.47042888665</text:p>
          </table:table-cell>
          <table:table-cell office:value-type="float" office:value="1236.49017637459" calcext:value-type="float">
            <text:p>1236.49017637459</text:p>
          </table:table-cell>
          <table:table-cell office:value-type="float" office:value="1185.7352395026" calcext:value-type="float">
            <text:p>1185.7352395026</text:p>
          </table:table-cell>
        </table:table-row>
        <table:table-row table:style-name="ro3">
          <table:table-cell office:value-type="string" calcext:value-type="string">
            <text:p>jasuni</text:p>
          </table:table-cell>
          <table:table-cell office:value-type="float" office:value="-13.037037037037" calcext:value-type="float">
            <text:p>-13.037037037037</text:p>
          </table:table-cell>
          <table:table-cell office:value-type="float" office:value="13.037037037037" calcext:value-type="float">
            <text:p>13.037037037037</text:p>
          </table:table-cell>
          <table:table-cell office:value-type="float" office:value="974.713131313131" calcext:value-type="float">
            <text:p>974.713131313131</text:p>
          </table:table-cell>
          <table:table-cell office:value-type="float" office:value="1000.78720538721" calcext:value-type="float">
            <text:p>1000.78720538721</text:p>
          </table:table-cell>
          <table:table-cell office:value-type="float" office:value="0.501845015757306" calcext:value-type="float">
            <text:p>0.501845015757306</text:p>
          </table:table-cell>
          <table:table-cell office:value-type="float" office:value="0.502564409017559" calcext:value-type="float">
            <text:p>0.502564409017559</text:p>
          </table:table-cell>
          <table:table-cell office:value-type="float" office:value="0.105550843680467" calcext:value-type="float">
            <text:p>0.105550843680467</text:p>
          </table:table-cell>
          <table:table-cell office:value-type="float" office:value="0.105723915102499" calcext:value-type="float">
            <text:p>0.105723915102499</text:p>
          </table:table-cell>
          <table:table-cell office:value-type="float" office:value="-74.5897141311989" calcext:value-type="float">
            <text:p>-74.5897141311989</text:p>
          </table:table-cell>
          <table:table-cell office:value-type="float" office:value="74.5897141311989" calcext:value-type="float">
            <text:p>74.5897141311989</text:p>
          </table:table-cell>
          <table:table-cell office:value-type="float" office:value="900.249298492154" calcext:value-type="float">
            <text:p>900.249298492154</text:p>
          </table:table-cell>
          <table:table-cell office:value-type="float" office:value="1075.3769195184" calcext:value-type="float">
            <text:p>1075.3769195184</text:p>
          </table:table-cell>
          <table:table-cell office:value-type="float" office:value="1031.59501426184" calcext:value-type="float">
            <text:p>1031.59501426184</text:p>
          </table:table-cell>
        </table:table-row>
      </table:table>
      <table:table table:name="Ranked_Full" table:style-name="ta1">
        <table:table-column table:style-name="co3" table:number-columns-repeated="1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3">
          <table:table-cell office:value-type="string" calcext:value-type="string">
            <text:p>.shixo. </text:p>
          </table:table-cell>
          <table:table-cell office:value-type="float" office:value="-8.48" calcext:value-type="float">
            <text:p>-8.48</text:p>
          </table:table-cell>
          <table:table-cell office:value-type="float" office:value="8.48" calcext:value-type="float">
            <text:p>8.48</text:p>
          </table:table-cell>
          <table:table-cell office:value-type="float" office:value="2185.1998019802" calcext:value-type="float">
            <text:p>2185.1998019802</text:p>
          </table:table-cell>
          <table:table-cell office:value-type="float" office:value="2202.1598019802" calcext:value-type="float">
            <text:p>2202.1598019802</text:p>
          </table:table-cell>
          <table:table-cell office:value-type="float" office:value="0.533694742432405" calcext:value-type="float">
            <text:p>0.533694742432405</text:p>
          </table:table-cell>
          <table:table-cell office:value-type="float" office:value="0.534974981122989" calcext:value-type="float">
            <text:p>0.534974981122989</text:p>
          </table:table-cell>
          <table:table-cell office:value-type="float" office:value="0.163975996056006" calcext:value-type="float">
            <text:p>0.163975996056006</text:p>
          </table:table-cell>
          <table:table-cell office:value-type="float" office:value="0.164672083791259" calcext:value-type="float">
            <text:p>0.164672083791259</text:p>
          </table:table-cell>
          <table:table-cell office:value-type="float" office:value="-118.855091457944" calcext:value-type="float">
            <text:p>-118.855091457944</text:p>
          </table:table-cell>
          <table:table-cell office:value-type="float" office:value="118.855091457944" calcext:value-type="float">
            <text:p>118.855091457944</text:p>
          </table:table-cell>
          <table:table-cell office:value-type="float" office:value="2066.88697130025" calcext:value-type="float">
            <text:p>2066.88697130025</text:p>
          </table:table-cell>
          <table:table-cell office:value-type="float" office:value="2321.01489343814" calcext:value-type="float">
            <text:p>2321.01489343814</text:p>
          </table:table-cell>
          <table:table-cell office:value-type="float" office:value="2257.48291290367" calcext:value-type="float">
            <text:p>2257.48291290367</text:p>
          </table:table-cell>
        </table:table-row>
        <table:table-row table:style-name="ro3">
          <table:table-cell office:value-type="string" calcext:value-type="string">
            <text:p>_neozz_</text:p>
          </table:table-cell>
          <table:table-cell office:value-type="float" office:value="-4.96" calcext:value-type="float">
            <text:p>-4.96</text:p>
          </table:table-cell>
          <table:table-cell office:value-type="float" office:value="4.96" calcext:value-type="float">
            <text:p>4.96</text:p>
          </table:table-cell>
          <table:table-cell office:value-type="float" office:value="2181.37227722772" calcext:value-type="float">
            <text:p>2181.37227722772</text:p>
          </table:table-cell>
          <table:table-cell office:value-type="float" office:value="2191.29227722772" calcext:value-type="float">
            <text:p>2191.29227722772</text:p>
          </table:table-cell>
          <table:table-cell office:value-type="float" office:value="0.533412294172141" calcext:value-type="float">
            <text:p>0.533412294172141</text:p>
          </table:table-cell>
          <table:table-cell office:value-type="float" office:value="0.534149226607171" calcext:value-type="float">
            <text:p>0.534149226607171</text:p>
          </table:table-cell>
          <table:table-cell office:value-type="float" office:value="0.118898777369291" calcext:value-type="float">
            <text:p>0.118898777369291</text:p>
          </table:table-cell>
          <table:table-cell office:value-type="float" office:value="0.118930465816091" calcext:value-type="float">
            <text:p>0.118930465816091</text:p>
          </table:table-cell>
          <table:table-cell office:value-type="float" office:value="-84.255052612655" calcext:value-type="float">
            <text:p>-84.255052612655</text:p>
          </table:table-cell>
          <table:table-cell office:value-type="float" office:value="84.255052612655" calcext:value-type="float">
            <text:p>84.255052612655</text:p>
          </table:table-cell>
          <table:table-cell office:value-type="float" office:value="2097.11722461507" calcext:value-type="float">
            <text:p>2097.11722461507</text:p>
          </table:table-cell>
          <table:table-cell office:value-type="float" office:value="2275.52399030389" calcext:value-type="float">
            <text:p>2275.52399030389</text:p>
          </table:table-cell>
          <table:table-cell office:value-type="float" office:value="2230.92229888168" calcext:value-type="float">
            <text:p>2230.92229888168</text:p>
          </table:table-cell>
        </table:table-row>
        <table:table-row table:style-name="ro3">
          <table:table-cell office:value-type="string" calcext:value-type="string">
            <text:p>wisenatic</text:p>
          </table:table-cell>
          <table:table-cell office:value-type="float" office:value="-7.52" calcext:value-type="float">
            <text:p>-7.52</text:p>
          </table:table-cell>
          <table:table-cell office:value-type="float" office:value="7.52" calcext:value-type="float">
            <text:p>7.52</text:p>
          </table:table-cell>
          <table:table-cell office:value-type="float" office:value="2112.45881188119" calcext:value-type="float">
            <text:p>2112.45881188119</text:p>
          </table:table-cell>
          <table:table-cell office:value-type="float" office:value="2127.49881188119" calcext:value-type="float">
            <text:p>2127.49881188119</text:p>
          </table:table-cell>
          <table:table-cell office:value-type="float" office:value="0.528719467718682" calcext:value-type="float">
            <text:p>0.528719467718682</text:p>
          </table:table-cell>
          <table:table-cell office:value-type="float" office:value="0.529681799435965" calcext:value-type="float">
            <text:p>0.529681799435965</text:p>
          </table:table-cell>
          <table:table-cell office:value-type="float" office:value="0.160040358929241" calcext:value-type="float">
            <text:p>0.160040358929241</text:p>
          </table:table-cell>
          <table:table-cell office:value-type="float" office:value="0.160373703647364" calcext:value-type="float">
            <text:p>0.160373703647364</text:p>
          </table:table-cell>
          <table:table-cell office:value-type="float" office:value="-115.515384808052" calcext:value-type="float">
            <text:p>-115.515384808052</text:p>
          </table:table-cell>
          <table:table-cell office:value-type="float" office:value="115.515384808052" calcext:value-type="float">
            <text:p>115.515384808052</text:p>
          </table:table-cell>
          <table:table-cell office:value-type="float" office:value="1997.20155998097" calcext:value-type="float">
            <text:p>1997.20155998097</text:p>
          </table:table-cell>
          <table:table-cell office:value-type="float" office:value="2243.01419668924" calcext:value-type="float">
            <text:p>2243.01419668924</text:p>
          </table:table-cell>
          <table:table-cell office:value-type="float" office:value="2181.56103751217" calcext:value-type="float">
            <text:p>2181.56103751217</text:p>
          </table:table-cell>
        </table:table-row>
        <table:table-row table:style-name="ro3">
          <table:table-cell office:value-type="string" calcext:value-type="string">
            <text:p>e1sTea</text:p>
          </table:table-cell>
          <table:table-cell office:value-type="float" office:value="-4.68" calcext:value-type="float">
            <text:p>-4.68</text:p>
          </table:table-cell>
          <table:table-cell office:value-type="float" office:value="4.68" calcext:value-type="float">
            <text:p>4.68</text:p>
          </table:table-cell>
          <table:table-cell office:value-type="float" office:value="1962.07465346535" calcext:value-type="float">
            <text:p>1962.07465346535</text:p>
          </table:table-cell>
          <table:table-cell office:value-type="float" office:value="1971.43465346535" calcext:value-type="float">
            <text:p>1971.43465346535</text:p>
          </table:table-cell>
          <table:table-cell office:value-type="float" office:value="0.520809393875127" calcext:value-type="float">
            <text:p>0.520809393875127</text:p>
          </table:table-cell>
          <table:table-cell office:value-type="float" office:value="0.521217925191013" calcext:value-type="float">
            <text:p>0.521217925191013</text:p>
          </table:table-cell>
          <table:table-cell office:value-type="float" office:value="0.152316277876422" calcext:value-type="float">
            <text:p>0.152316277876422</text:p>
          </table:table-cell>
          <table:table-cell office:value-type="float" office:value="0.15236195218503" calcext:value-type="float">
            <text:p>0.15236195218503</text:p>
          </table:table-cell>
          <table:table-cell office:value-type="float" office:value="-109.344528491685" calcext:value-type="float">
            <text:p>-109.344528491685</text:p>
          </table:table-cell>
          <table:table-cell office:value-type="float" office:value="109.344528491685" calcext:value-type="float">
            <text:p>109.344528491685</text:p>
          </table:table-cell>
          <table:table-cell office:value-type="float" office:value="1852.76511038896" calcext:value-type="float">
            <text:p>1852.76511038896</text:p>
          </table:table-cell>
          <table:table-cell office:value-type="float" office:value="2080.77918195703" calcext:value-type="float">
            <text:p>2080.77918195703</text:p>
          </table:table-cell>
          <table:table-cell office:value-type="float" office:value="2023.77566406501" calcext:value-type="float">
            <text:p>2023.77566406501</text:p>
          </table:table-cell>
        </table:table-row>
        <table:table-row table:style-name="ro3">
          <table:table-cell office:value-type="string" calcext:value-type="string">
            <text:p>__oladushek</text:p>
          </table:table-cell>
          <table:table-cell office:value-type="float" office:value="-7.84" calcext:value-type="float">
            <text:p>-7.84</text:p>
          </table:table-cell>
          <table:table-cell office:value-type="float" office:value="7.84" calcext:value-type="float">
            <text:p>7.84</text:p>
          </table:table-cell>
          <table:table-cell office:value-type="float" office:value="1927.9095049505" calcext:value-type="float">
            <text:p>1927.9095049505</text:p>
          </table:table-cell>
          <table:table-cell office:value-type="float" office:value="1943.58950495049" calcext:value-type="float">
            <text:p>1943.58950495049</text:p>
          </table:table-cell>
          <table:table-cell office:value-type="float" office:value="0.519403207930117" calcext:value-type="float">
            <text:p>0.519403207930117</text:p>
          </table:table-cell>
          <table:table-cell office:value-type="float" office:value="0.520032280994652" calcext:value-type="float">
            <text:p>0.520032280994652</text:p>
          </table:table-cell>
          <table:table-cell office:value-type="float" office:value="0.16403146994664" calcext:value-type="float">
            <text:p>0.16403146994664</text:p>
          </table:table-cell>
          <table:table-cell office:value-type="float" office:value="0.16425989590414" calcext:value-type="float">
            <text:p>0.16425989590414</text:p>
          </table:table-cell>
          <table:table-cell office:value-type="float" office:value="-118.533924939021" calcext:value-type="float">
            <text:p>-118.533924939021</text:p>
          </table:table-cell>
          <table:table-cell office:value-type="float" office:value="118.533924939021" calcext:value-type="float">
            <text:p>118.533924939021</text:p>
          </table:table-cell>
          <table:table-cell office:value-type="float" office:value="1809.55347981979" calcext:value-type="float">
            <text:p>1809.55347981979</text:p>
          </table:table-cell>
          <table:table-cell office:value-type="float" office:value="2062.12342988952" calcext:value-type="float">
            <text:p>2062.12342988952</text:p>
          </table:table-cell>
          <table:table-cell office:value-type="float" office:value="1998.98094237208" calcext:value-type="float">
            <text:p>1998.98094237208</text:p>
          </table:table-cell>
        </table:table-row>
        <table:table-row table:style-name="ro3">
          <table:table-cell office:value-type="string" calcext:value-type="string">
            <text:p>chanchilaru</text:p>
          </table:table-cell>
          <table:table-cell office:value-type="float" office:value="-8.68" calcext:value-type="float">
            <text:p>-8.68</text:p>
          </table:table-cell>
          <table:table-cell office:value-type="float" office:value="8.68" calcext:value-type="float">
            <text:p>8.68</text:p>
          </table:table-cell>
          <table:table-cell office:value-type="float" office:value="1914.71366336634" calcext:value-type="float">
            <text:p>1914.71366336634</text:p>
          </table:table-cell>
          <table:table-cell office:value-type="float" office:value="1932.07366336634" calcext:value-type="float">
            <text:p>1932.07366336634</text:p>
          </table:table-cell>
          <table:table-cell office:value-type="float" office:value="0.518894597935239" calcext:value-type="float">
            <text:p>0.518894597935239</text:p>
          </table:table-cell>
          <table:table-cell office:value-type="float" office:value="0.519567625524121" calcext:value-type="float">
            <text:p>0.519567625524121</text:p>
          </table:table-cell>
          <table:table-cell office:value-type="float" office:value="0.136452216165108" calcext:value-type="float">
            <text:p>0.136452216165108</text:p>
          </table:table-cell>
          <table:table-cell office:value-type="float" office:value="0.13671396698085" calcext:value-type="float">
            <text:p>0.13671396698085</text:p>
          </table:table-cell>
          <table:table-cell office:value-type="float" office:value="-97.4782701891105" calcext:value-type="float">
            <text:p>-97.4782701891105</text:p>
          </table:table-cell>
          <table:table-cell office:value-type="float" office:value="97.4782701891105" calcext:value-type="float">
            <text:p>97.4782701891105</text:p>
          </table:table-cell>
          <table:table-cell office:value-type="float" office:value="1817.43194276262" calcext:value-type="float">
            <text:p>1817.43194276262</text:p>
          </table:table-cell>
          <table:table-cell office:value-type="float" office:value="2029.55193355545" calcext:value-type="float">
            <text:p>2029.55193355545</text:p>
          </table:table-cell>
          <table:table-cell office:value-type="float" office:value="1976.52193585724" calcext:value-type="float">
            <text:p>1976.52193585724</text:p>
          </table:table-cell>
        </table:table-row>
        <table:table-row table:style-name="ro3">
          <table:table-cell office:value-type="string" calcext:value-type="string">
            <text:p>OS | VoNDutcH</text:p>
          </table:table-cell>
          <table:table-cell office:value-type="float" office:value="-9.96" calcext:value-type="float">
            <text:p>-9.96</text:p>
          </table:table-cell>
          <table:table-cell office:value-type="float" office:value="9.96" calcext:value-type="float">
            <text:p>9.96</text:p>
          </table:table-cell>
          <table:table-cell office:value-type="float" office:value="1880.3601980198" calcext:value-type="float">
            <text:p>1880.3601980198</text:p>
          </table:table-cell>
          <table:table-cell office:value-type="float" office:value="1900.2801980198" calcext:value-type="float">
            <text:p>1900.2801980198</text:p>
          </table:table-cell>
          <table:table-cell office:value-type="float" office:value="0.517656135705182" calcext:value-type="float">
            <text:p>0.517656135705182</text:p>
          </table:table-cell>
          <table:table-cell office:value-type="float" office:value="0.518359463162275" calcext:value-type="float">
            <text:p>0.518359463162275</text:p>
          </table:table-cell>
          <table:table-cell office:value-type="float" office:value="0.170537710018522" calcext:value-type="float">
            <text:p>0.170537710018522</text:p>
          </table:table-cell>
          <table:table-cell office:value-type="float" office:value="0.170568961549104" calcext:value-type="float">
            <text:p>0.170568961549104</text:p>
          </table:table-cell>
          <table:table-cell office:value-type="float" office:value="-123.471572883513" calcext:value-type="float">
            <text:p>-123.471572883513</text:p>
          </table:table-cell>
          <table:table-cell office:value-type="float" office:value="123.471572883513" calcext:value-type="float">
            <text:p>123.471572883513</text:p>
          </table:table-cell>
          <table:table-cell office:value-type="float" office:value="1756.88862513629" calcext:value-type="float">
            <text:p>1756.88862513629</text:p>
          </table:table-cell>
          <table:table-cell office:value-type="float" office:value="2023.72719569808" calcext:value-type="float">
            <text:p>2023.72719569808</text:p>
          </table:table-cell>
          <table:table-cell office:value-type="float" office:value="1957.01755305764" calcext:value-type="float">
            <text:p>1957.01755305764</text:p>
          </table:table-cell>
        </table:table-row>
        <table:table-row table:style-name="ro3">
          <table:table-cell office:value-type="string" calcext:value-type="string">
            <text:p>Sabalero</text:p>
          </table:table-cell>
          <table:table-cell office:value-type="float" office:value="-8.4" calcext:value-type="float">
            <text:p>-8.4</text:p>
          </table:table-cell>
          <table:table-cell office:value-type="float" office:value="8.4" calcext:value-type="float">
            <text:p>8.4</text:p>
          </table:table-cell>
          <table:table-cell office:value-type="float" office:value="1815.85128712871" calcext:value-type="float">
            <text:p>1815.85128712871</text:p>
          </table:table-cell>
          <table:table-cell office:value-type="float" office:value="1832.65128712871" calcext:value-type="float">
            <text:p>1832.65128712871</text:p>
          </table:table-cell>
          <table:table-cell office:value-type="float" office:value="0.515640399474201" calcext:value-type="float">
            <text:p>0.515640399474201</text:p>
          </table:table-cell>
          <table:table-cell office:value-type="float" office:value="0.516128667533274" calcext:value-type="float">
            <text:p>0.516128667533274</text:p>
          </table:table-cell>
          <table:table-cell office:value-type="float" office:value="0.173873152973448" calcext:value-type="float">
            <text:p>0.173873152973448</text:p>
          </table:table-cell>
          <table:table-cell office:value-type="float" office:value="0.174163827603932" calcext:value-type="float">
            <text:p>0.174163827603932</text:p>
          </table:table-cell>
          <table:table-cell office:value-type="float" office:value="-126.30646048401" calcext:value-type="float">
            <text:p>-126.30646048401</text:p>
          </table:table-cell>
          <table:table-cell office:value-type="float" office:value="126.30646048401" calcext:value-type="float">
            <text:p>126.30646048401</text:p>
          </table:table-cell>
          <table:table-cell office:value-type="float" office:value="1689.77464603907" calcext:value-type="float">
            <text:p>1689.77464603907</text:p>
          </table:table-cell>
          <table:table-cell office:value-type="float" office:value="1958.95774761272" calcext:value-type="float">
            <text:p>1958.95774761272</text:p>
          </table:table-cell>
          <table:table-cell office:value-type="float" office:value="1891.66197221931" calcext:value-type="float">
            <text:p>1891.66197221931</text:p>
          </table:table-cell>
        </table:table-row>
        <table:table-row table:style-name="ro3">
          <table:table-cell office:value-type="string" calcext:value-type="string">
            <text:p>leonovoo</text:p>
          </table:table-cell>
          <table:table-cell office:value-type="float" office:value="-7.72" calcext:value-type="float">
            <text:p>-7.72</text:p>
          </table:table-cell>
          <table:table-cell office:value-type="float" office:value="7.72" calcext:value-type="float">
            <text:p>7.72</text:p>
          </table:table-cell>
          <table:table-cell office:value-type="float" office:value="1843.0801980198" calcext:value-type="float">
            <text:p>1843.0801980198</text:p>
          </table:table-cell>
          <table:table-cell office:value-type="float" office:value="1858.5201980198" calcext:value-type="float">
            <text:p>1858.5201980198</text:p>
          </table:table-cell>
          <table:table-cell office:value-type="float" office:value="0.516444404804702" calcext:value-type="float">
            <text:p>0.516444404804702</text:p>
          </table:table-cell>
          <table:table-cell office:value-type="float" office:value="0.516930210377058" calcext:value-type="float">
            <text:p>0.516930210377058</text:p>
          </table:table-cell>
          <table:table-cell office:value-type="float" office:value="0.0969301903375004" calcext:value-type="float">
            <text:p>0.0969301903375004</text:p>
          </table:table-cell>
          <table:table-cell office:value-type="float" office:value="0.0971179670733038" calcext:value-type="float">
            <text:p>0.0971179670733038</text:p>
          </table:table-cell>
          <table:table-cell office:value-type="float" office:value="-68.3528957133288" calcext:value-type="float">
            <text:p>-68.3528957133288</text:p>
          </table:table-cell>
          <table:table-cell office:value-type="float" office:value="68.3528957133288" calcext:value-type="float">
            <text:p>68.3528957133288</text:p>
          </table:table-cell>
          <table:table-cell office:value-type="float" office:value="1774.72730230647" calcext:value-type="float">
            <text:p>1774.72730230647</text:p>
          </table:table-cell>
          <table:table-cell office:value-type="float" office:value="1926.737507639" calcext:value-type="float">
            <text:p>1926.737507639</text:p>
          </table:table-cell>
          <table:table-cell office:value-type="float" office:value="1888.73495630586" calcext:value-type="float">
            <text:p>1888.73495630586</text:p>
          </table:table-cell>
        </table:table-row>
        <table:table-row table:style-name="ro3">
          <table:table-cell office:value-type="string" calcext:value-type="string">
            <text:p>harooooo</text:p>
          </table:table-cell>
          <table:table-cell office:value-type="float" office:value="-5.8" calcext:value-type="float">
            <text:p>-5.8</text:p>
          </table:table-cell>
          <table:table-cell office:value-type="float" office:value="5.8" calcext:value-type="float">
            <text:p>5.8</text:p>
          </table:table-cell>
          <table:table-cell office:value-type="float" office:value="1784.38297029703" calcext:value-type="float">
            <text:p>1784.38297029703</text:p>
          </table:table-cell>
          <table:table-cell office:value-type="float" office:value="1795.98297029703" calcext:value-type="float">
            <text:p>1795.98297029703</text:p>
          </table:table-cell>
          <table:table-cell office:value-type="float" office:value="0.514790352590865" calcext:value-type="float">
            <text:p>0.514790352590865</text:p>
          </table:table-cell>
          <table:table-cell office:value-type="float" office:value="0.515094198162161" calcext:value-type="float">
            <text:p>0.515094198162161</text:p>
          </table:table-cell>
          <table:table-cell office:value-type="float" office:value="0.133265453305998" calcext:value-type="float">
            <text:p>0.133265453305998</text:p>
          </table:table-cell>
          <table:table-cell office:value-type="float" office:value="0.133395818008828" calcext:value-type="float">
            <text:p>0.133395818008828</text:p>
          </table:table-cell>
          <table:table-cell office:value-type="float" office:value="-94.9911107220212" calcext:value-type="float">
            <text:p>-94.9911107220212</text:p>
          </table:table-cell>
          <table:table-cell office:value-type="float" office:value="94.9911107220212" calcext:value-type="float">
            <text:p>94.9911107220212</text:p>
          </table:table-cell>
          <table:table-cell office:value-type="float" office:value="1689.48938081238" calcext:value-type="float">
            <text:p>1689.48938081238</text:p>
          </table:table-cell>
          <table:table-cell office:value-type="float" office:value="1890.97408101905" calcext:value-type="float">
            <text:p>1890.97408101905</text:p>
          </table:table-cell>
          <table:table-cell office:value-type="float" office:value="1840.60290596738" calcext:value-type="float">
            <text:p>1840.60290596738</text:p>
          </table:table-cell>
        </table:table-row>
        <table:table-row table:style-name="ro3">
          <table:table-cell office:value-type="string" calcext:value-type="string">
            <text:p>gurastobbybufas</text:p>
          </table:table-cell>
          <table:table-cell office:value-type="float" office:value="-5.92" calcext:value-type="float">
            <text:p>-5.92</text:p>
          </table:table-cell>
          <table:table-cell office:value-type="float" office:value="5.92" calcext:value-type="float">
            <text:p>5.92</text:p>
          </table:table-cell>
          <table:table-cell office:value-type="float" office:value="1719.35722772277" calcext:value-type="float">
            <text:p>1719.35722772277</text:p>
          </table:table-cell>
          <table:table-cell office:value-type="float" office:value="1731.19722772277" calcext:value-type="float">
            <text:p>1731.19722772277</text:p>
          </table:table-cell>
          <table:table-cell office:value-type="float" office:value="0.513276072319255" calcext:value-type="float">
            <text:p>0.513276072319255</text:p>
          </table:table-cell>
          <table:table-cell office:value-type="float" office:value="0.513529308839134" calcext:value-type="float">
            <text:p>0.513529308839134</text:p>
          </table:table-cell>
          <table:table-cell office:value-type="float" office:value="0.165037265557365" calcext:value-type="float">
            <text:p>0.165037265557365</text:p>
          </table:table-cell>
          <table:table-cell office:value-type="float" office:value="0.165089292171578" calcext:value-type="float">
            <text:p>0.165089292171578</text:p>
          </table:table-cell>
          <table:table-cell office:value-type="float" office:value="-119.180369085402" calcext:value-type="float">
            <text:p>-119.180369085402</text:p>
          </table:table-cell>
          <table:table-cell office:value-type="float" office:value="119.180369085402" calcext:value-type="float">
            <text:p>119.180369085402</text:p>
          </table:table-cell>
          <table:table-cell office:value-type="float" office:value="1600.2174322925" calcext:value-type="float">
            <text:p>1600.2174322925</text:p>
          </table:table-cell>
          <table:table-cell office:value-type="float" office:value="1850.37759680817" calcext:value-type="float">
            <text:p>1850.37759680817</text:p>
          </table:table-cell>
          <table:table-cell office:value-type="float" office:value="1787.83755567926" calcext:value-type="float">
            <text:p>1787.83755567926</text:p>
          </table:table-cell>
        </table:table-row>
        <table:table-row table:style-name="ro3">
          <table:table-cell office:value-type="string" calcext:value-type="string">
            <text:p>DjSapsan</text:p>
          </table:table-cell>
          <table:table-cell office:value-type="float" office:value="-7.96" calcext:value-type="float">
            <text:p>-7.96</text:p>
          </table:table-cell>
          <table:table-cell office:value-type="float" office:value="7.96" calcext:value-type="float">
            <text:p>7.96</text:p>
          </table:table-cell>
          <table:table-cell office:value-type="float" office:value="1699.34871287129" calcext:value-type="float">
            <text:p>1699.34871287129</text:p>
          </table:table-cell>
          <table:table-cell office:value-type="float" office:value="1715.26871287129" calcext:value-type="float">
            <text:p>1715.26871287129</text:p>
          </table:table-cell>
          <table:table-cell office:value-type="float" office:value="0.512869024987282" calcext:value-type="float">
            <text:p>0.512869024987282</text:p>
          </table:table-cell>
          <table:table-cell office:value-type="float" office:value="0.513190797597709" calcext:value-type="float">
            <text:p>0.513190797597709</text:p>
          </table:table-cell>
          <table:table-cell office:value-type="float" office:value="0.114822559770275" calcext:value-type="float">
            <text:p>0.114822559770275</text:p>
          </table:table-cell>
          <table:table-cell office:value-type="float" office:value="0.114832398970976" calcext:value-type="float">
            <text:p>0.114832398970976</text:p>
          </table:table-cell>
          <table:table-cell office:value-type="float" office:value="-81.242798484496" calcext:value-type="float">
            <text:p>-81.242798484496</text:p>
          </table:table-cell>
          <table:table-cell office:value-type="float" office:value="81.242798484496" calcext:value-type="float">
            <text:p>81.242798484496</text:p>
          </table:table-cell>
          <table:table-cell office:value-type="float" office:value="1618.11313203244" calcext:value-type="float">
            <text:p>1618.11313203244</text:p>
          </table:table-cell>
          <table:table-cell office:value-type="float" office:value="1796.51151135578" calcext:value-type="float">
            <text:p>1796.51151135578</text:p>
          </table:table-cell>
          <table:table-cell office:value-type="float" office:value="1751.91191652495" calcext:value-type="float">
            <text:p>1751.91191652495</text:p>
          </table:table-cell>
        </table:table-row>
        <table:table-row table:style-name="ro3">
          <table:table-cell office:value-type="string" calcext:value-type="string">
            <text:p>Hydur</text:p>
          </table:table-cell>
          <table:table-cell office:value-type="float" office:value="-8.48" calcext:value-type="float">
            <text:p>-8.48</text:p>
          </table:table-cell>
          <table:table-cell office:value-type="float" office:value="8.48" calcext:value-type="float">
            <text:p>8.48</text:p>
          </table:table-cell>
          <table:table-cell office:value-type="float" office:value="1675.4900990099" calcext:value-type="float">
            <text:p>1675.4900990099</text:p>
          </table:table-cell>
          <table:table-cell office:value-type="float" office:value="1692.4500990099" calcext:value-type="float">
            <text:p>1692.4500990099</text:p>
          </table:table-cell>
          <table:table-cell office:value-type="float" office:value="0.512415980644293" calcext:value-type="float">
            <text:p>0.512415980644293</text:p>
          </table:table-cell>
          <table:table-cell office:value-type="float" office:value="0.512734523027811" calcext:value-type="float">
            <text:p>0.512734523027811</text:p>
          </table:table-cell>
          <table:table-cell office:value-type="float" office:value="0.162862583202561" calcext:value-type="float">
            <text:p>0.162862583202561</text:p>
          </table:table-cell>
          <table:table-cell office:value-type="float" office:value="0.163043389868409" calcext:value-type="float">
            <text:p>0.163043389868409</text:p>
          </table:table-cell>
          <table:table-cell office:value-type="float" office:value="-117.587187741028" calcext:value-type="float">
            <text:p>-117.587187741028</text:p>
          </table:table-cell>
          <table:table-cell office:value-type="float" office:value="117.587187741028" calcext:value-type="float">
            <text:p>117.587187741028</text:p>
          </table:table-cell>
          <table:table-cell office:value-type="float" office:value="1557.90291126887" calcext:value-type="float">
            <text:p>1557.90291126887</text:p>
          </table:table-cell>
          <table:table-cell office:value-type="float" office:value="1809.89671905268" calcext:value-type="float">
            <text:p>1809.89671905268</text:p>
          </table:table-cell>
          <table:table-cell office:value-type="float" office:value="1746.89826710673" calcext:value-type="float">
            <text:p>1746.89826710673</text:p>
          </table:table-cell>
        </table:table-row>
        <table:table-row table:style-name="ro3">
          <table:table-cell office:value-type="string" calcext:value-type="string">
            <text:p>maxpower973</text:p>
          </table:table-cell>
          <table:table-cell office:value-type="float" office:value="-8.08" calcext:value-type="float">
            <text:p>-8.08</text:p>
          </table:table-cell>
          <table:table-cell office:value-type="float" office:value="8.08" calcext:value-type="float">
            <text:p>8.08</text:p>
          </table:table-cell>
          <table:table-cell office:value-type="float" office:value="1629.3695049505" calcext:value-type="float">
            <text:p>1629.3695049505</text:p>
          </table:table-cell>
          <table:table-cell office:value-type="float" office:value="1645.5295049505" calcext:value-type="float">
            <text:p>1645.5295049505</text:p>
          </table:table-cell>
          <table:table-cell office:value-type="float" office:value="0.511629956208449" calcext:value-type="float">
            <text:p>0.511629956208449</text:p>
          </table:table-cell>
          <table:table-cell office:value-type="float" office:value="0.511892797271143" calcext:value-type="float">
            <text:p>0.511892797271143</text:p>
          </table:table-cell>
          <table:table-cell office:value-type="float" office:value="0.105535410235539" calcext:value-type="float">
            <text:p>0.105535410235539</text:p>
          </table:table-cell>
          <table:table-cell office:value-type="float" office:value="0.105549600890142" calcext:value-type="float">
            <text:p>0.105549600890142</text:p>
          </table:table-cell>
          <table:table-cell office:value-type="float" office:value="-74.4629289628188" calcext:value-type="float">
            <text:p>-74.4629289628188</text:p>
          </table:table-cell>
          <table:table-cell office:value-type="float" office:value="74.4629289628187" calcext:value-type="float">
            <text:p>74.4629289628187</text:p>
          </table:table-cell>
          <table:table-cell office:value-type="float" office:value="1554.91689651498" calcext:value-type="float">
            <text:p>1554.91689651498</text:p>
          </table:table-cell>
          <table:table-cell office:value-type="float" office:value="1719.99243391331" calcext:value-type="float">
            <text:p>1719.99243391331</text:p>
          </table:table-cell>
          <table:table-cell office:value-type="float" office:value="1678.72354956373" calcext:value-type="float">
            <text:p>1678.72354956373</text:p>
          </table:table-cell>
        </table:table-row>
        <table:table-row table:style-name="ro3">
          <table:table-cell office:value-type="string" calcext:value-type="string">
            <text:p>Kingofn00b5</text:p>
          </table:table-cell>
          <table:table-cell office:value-type="float" office:value="-8.52" calcext:value-type="float">
            <text:p>-8.52</text:p>
          </table:table-cell>
          <table:table-cell office:value-type="float" office:value="8.52" calcext:value-type="float">
            <text:p>8.52</text:p>
          </table:table-cell>
          <table:table-cell office:value-type="float" office:value="1542.71148514852" calcext:value-type="float">
            <text:p>1542.71148514852</text:p>
          </table:table-cell>
          <table:table-cell office:value-type="float" office:value="1559.75148514852" calcext:value-type="float">
            <text:p>1559.75148514852</text:p>
          </table:table-cell>
          <table:table-cell office:value-type="float" office:value="0.51041129351222" calcext:value-type="float">
            <text:p>0.51041129351222</text:p>
          </table:table-cell>
          <table:table-cell office:value-type="float" office:value="0.510629003604565" calcext:value-type="float">
            <text:p>0.510629003604565</text:p>
          </table:table-cell>
          <table:table-cell office:value-type="float" office:value="0.23855396535106" calcext:value-type="float">
            <text:p>0.23855396535106</text:p>
          </table:table-cell>
          <table:table-cell office:value-type="float" office:value="0.238634683474165" calcext:value-type="float">
            <text:p>0.238634683474165</text:p>
          </table:table-cell>
          <table:table-cell office:value-type="float" office:value="-180.472696365093" calcext:value-type="float">
            <text:p>-180.472696365093</text:p>
          </table:table-cell>
          <table:table-cell office:value-type="float" office:value="180.472696365093" calcext:value-type="float">
            <text:p>180.472696365093</text:p>
          </table:table-cell>
          <table:table-cell office:value-type="float" office:value="1362.31141516072" calcext:value-type="float">
            <text:p>1362.31141516072</text:p>
          </table:table-cell>
          <table:table-cell office:value-type="float" office:value="1740.22418151361" calcext:value-type="float">
            <text:p>1740.22418151361</text:p>
          </table:table-cell>
          <table:table-cell office:value-type="float" office:value="1645.74598992539" calcext:value-type="float">
            <text:p>1645.74598992539</text:p>
          </table:table-cell>
        </table:table-row>
        <table:table-row table:style-name="ro3">
          <table:table-cell office:value-type="string" calcext:value-type="string">
            <text:p>YoSoyPacho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565.62851485149" calcext:value-type="float">
            <text:p>1565.62851485149</text:p>
          </table:table-cell>
          <table:table-cell office:value-type="float" office:value="1581.94851485149" calcext:value-type="float">
            <text:p>1581.94851485149</text:p>
          </table:table-cell>
          <table:table-cell office:value-type="float" office:value="0.510706285818691" calcext:value-type="float">
            <text:p>0.510706285818691</text:p>
          </table:table-cell>
          <table:table-cell office:value-type="float" office:value="0.51092728198599" calcext:value-type="float">
            <text:p>0.51092728198599</text:p>
          </table:table-cell>
          <table:table-cell office:value-type="float" office:value="0.158107950592856" calcext:value-type="float">
            <text:p>0.158107950592856</text:p>
          </table:table-cell>
          <table:table-cell office:value-type="float" office:value="0.158127590003806" calcext:value-type="float">
            <text:p>0.158127590003806</text:p>
          </table:table-cell>
          <table:table-cell office:value-type="float" office:value="-113.778417663461" calcext:value-type="float">
            <text:p>-113.778417663461</text:p>
          </table:table-cell>
          <table:table-cell office:value-type="float" office:value="113.778417663461" calcext:value-type="float">
            <text:p>113.778417663461</text:p>
          </table:table-cell>
          <table:table-cell office:value-type="float" office:value="1451.86526044919" calcext:value-type="float">
            <text:p>1451.86526044919</text:p>
          </table:table-cell>
          <table:table-cell office:value-type="float" office:value="1695.72693251495" calcext:value-type="float">
            <text:p>1695.72693251495</text:p>
          </table:table-cell>
          <table:table-cell office:value-type="float" office:value="1634.76151449851" calcext:value-type="float">
            <text:p>1634.76151449851</text:p>
          </table:table-cell>
        </table:table-row>
        <table:table-row table:style-name="ro3">
          <table:table-cell office:value-type="string" calcext:value-type="string">
            <text:p>loredek</text:p>
          </table:table-cell>
          <table:table-cell office:value-type="float" office:value="-7.28" calcext:value-type="float">
            <text:p>-7.28</text:p>
          </table:table-cell>
          <table:table-cell office:value-type="float" office:value="7.28" calcext:value-type="float">
            <text:p>7.28</text:p>
          </table:table-cell>
          <table:table-cell office:value-type="float" office:value="1562.34277227723" calcext:value-type="float">
            <text:p>1562.34277227723</text:p>
          </table:table-cell>
          <table:table-cell office:value-type="float" office:value="1576.90277227723" calcext:value-type="float">
            <text:p>1576.90277227723</text:p>
          </table:table-cell>
          <table:table-cell office:value-type="float" office:value="0.510662934234394" calcext:value-type="float">
            <text:p>0.510662934234394</text:p>
          </table:table-cell>
          <table:table-cell office:value-type="float" office:value="0.510857918507552" calcext:value-type="float">
            <text:p>0.510857918507552</text:p>
          </table:table-cell>
          <table:table-cell office:value-type="float" office:value="0.135534196679863" calcext:value-type="float">
            <text:p>0.135534196679863</text:p>
          </table:table-cell>
          <table:table-cell office:value-type="float" office:value="0.135602483097553" calcext:value-type="float">
            <text:p>0.135602483097553</text:p>
          </table:table-cell>
          <table:table-cell office:value-type="float" office:value="-96.6440705087451" calcext:value-type="float">
            <text:p>-96.6440705087451</text:p>
          </table:table-cell>
          <table:table-cell office:value-type="float" office:value="96.6440705087451" calcext:value-type="float">
            <text:p>96.6440705087451</text:p>
          </table:table-cell>
          <table:table-cell office:value-type="float" office:value="1465.74991713431" calcext:value-type="float">
            <text:p>1465.74991713431</text:p>
          </table:table-cell>
          <table:table-cell office:value-type="float" office:value="1673.54684278597" calcext:value-type="float">
            <text:p>1673.54684278597</text:p>
          </table:table-cell>
          <table:table-cell office:value-type="float" office:value="1621.59761137306" calcext:value-type="float">
            <text:p>1621.59761137306</text:p>
          </table:table-cell>
        </table:table-row>
        <table:table-row table:style-name="ro3">
          <table:table-cell office:value-type="string" calcext:value-type="string">
            <text:p>maxymczech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54.93881188119" calcext:value-type="float">
            <text:p>1554.93881188119</text:p>
          </table:table-cell>
          <table:table-cell office:value-type="float" office:value="1574.93881188119" calcext:value-type="float">
            <text:p>1574.93881188119</text:p>
          </table:table-cell>
          <table:table-cell office:value-type="float" office:value="0.510566577467867" calcext:value-type="float">
            <text:p>0.510566577467867</text:p>
          </table:table-cell>
          <table:table-cell office:value-type="float" office:value="0.510831175399477" calcext:value-type="float">
            <text:p>0.510831175399477</text:p>
          </table:table-cell>
          <table:table-cell office:value-type="float" office:value="0.130614574515401" calcext:value-type="float">
            <text:p>0.130614574515401</text:p>
          </table:table-cell>
          <table:table-cell office:value-type="float" office:value="0.130695989263589" calcext:value-type="float">
            <text:p>0.130695989263589</text:p>
          </table:table-cell>
          <table:table-cell office:value-type="float" office:value="-92.9744180001812" calcext:value-type="float">
            <text:p>-92.9744180001812</text:p>
          </table:table-cell>
          <table:table-cell office:value-type="float" office:value="92.9744180001811" calcext:value-type="float">
            <text:p>92.9744180001811</text:p>
          </table:table-cell>
          <table:table-cell office:value-type="float" office:value="1462.02511271986" calcext:value-type="float">
            <text:p>1462.02511271986</text:p>
          </table:table-cell>
          <table:table-cell office:value-type="float" office:value="1667.91322988137" calcext:value-type="float">
            <text:p>1667.91322988137</text:p>
          </table:table-cell>
          <table:table-cell office:value-type="float" office:value="1616.44120059099" calcext:value-type="float">
            <text:p>1616.44120059099</text:p>
          </table:table-cell>
        </table:table-row>
        <table:table-row table:style-name="ro3">
          <table:table-cell office:value-type="string" calcext:value-type="string">
            <text:p>The Otter One</text:p>
          </table:table-cell>
          <table:table-cell office:value-type="float" office:value="-7.44" calcext:value-type="float">
            <text:p>-7.44</text:p>
          </table:table-cell>
          <table:table-cell office:value-type="float" office:value="7.44" calcext:value-type="float">
            <text:p>7.44</text:p>
          </table:table-cell>
          <table:table-cell office:value-type="float" office:value="1519.79584158416" calcext:value-type="float">
            <text:p>1519.79584158416</text:p>
          </table:table-cell>
          <table:table-cell office:value-type="float" office:value="1534.67584158416" calcext:value-type="float">
            <text:p>1534.67584158416</text:p>
          </table:table-cell>
          <table:table-cell office:value-type="float" office:value="0.510131997679093" calcext:value-type="float">
            <text:p>0.510131997679093</text:p>
          </table:table-cell>
          <table:table-cell office:value-type="float" office:value="0.510311696900224" calcext:value-type="float">
            <text:p>0.510311696900224</text:p>
          </table:table-cell>
          <table:table-cell office:value-type="float" office:value="0.142103023379677" calcext:value-type="float">
            <text:p>0.142103023379677</text:p>
          </table:table-cell>
          <table:table-cell office:value-type="float" office:value="0.142147755006151" calcext:value-type="float">
            <text:p>0.142147755006151</text:p>
          </table:table-cell>
          <table:table-cell office:value-type="float" office:value="-101.572488981643" calcext:value-type="float">
            <text:p>-101.572488981643</text:p>
          </table:table-cell>
          <table:table-cell office:value-type="float" office:value="101.572488981643" calcext:value-type="float">
            <text:p>101.572488981643</text:p>
          </table:table-cell>
          <table:table-cell office:value-type="float" office:value="1418.25716751456" calcext:value-type="float">
            <text:p>1418.25716751456</text:p>
          </table:table-cell>
          <table:table-cell office:value-type="float" office:value="1636.2483305658" calcext:value-type="float">
            <text:p>1636.2483305658</text:p>
          </table:table-cell>
          <table:table-cell office:value-type="float" office:value="1581.75053980299" calcext:value-type="float">
            <text:p>1581.75053980299</text:p>
          </table:table-cell>
        </table:table-row>
        <table:table-row table:style-name="ro3">
          <table:table-cell office:value-type="string" calcext:value-type="string">
            <text:p>Metalmania</text:p>
          </table:table-cell>
          <table:table-cell office:value-type="float" office:value="-8.52" calcext:value-type="float">
            <text:p>-8.52</text:p>
          </table:table-cell>
          <table:table-cell office:value-type="float" office:value="8.52" calcext:value-type="float">
            <text:p>8.52</text:p>
          </table:table-cell>
          <table:table-cell office:value-type="float" office:value="1500.78633663366" calcext:value-type="float">
            <text:p>1500.78633663366</text:p>
          </table:table-cell>
          <table:table-cell office:value-type="float" office:value="1517.82633663366" calcext:value-type="float">
            <text:p>1517.82633663366</text:p>
          </table:table-cell>
          <table:table-cell office:value-type="float" office:value="0.509910437355933" calcext:value-type="float">
            <text:p>0.509910437355933</text:p>
          </table:table-cell>
          <table:table-cell office:value-type="float" office:value="0.510108644763756" calcext:value-type="float">
            <text:p>0.510108644763756</text:p>
          </table:table-cell>
          <table:table-cell office:value-type="float" office:value="0.149915684087241" calcext:value-type="float">
            <text:p>0.149915684087241</text:p>
          </table:table-cell>
          <table:table-cell office:value-type="float" office:value="0.149992012405782" calcext:value-type="float">
            <text:p>0.149992012405782</text:p>
          </table:table-cell>
          <table:table-cell office:value-type="float" office:value="-107.532025664595" calcext:value-type="float">
            <text:p>-107.532025664595</text:p>
          </table:table-cell>
          <table:table-cell office:value-type="float" office:value="107.532025664595" calcext:value-type="float">
            <text:p>107.532025664595</text:p>
          </table:table-cell>
          <table:table-cell office:value-type="float" office:value="1393.31259132188" calcext:value-type="float">
            <text:p>1393.31259132188</text:p>
          </table:table-cell>
          <table:table-cell office:value-type="float" office:value="1625.35836229826" calcext:value-type="float">
            <text:p>1625.35836229826</text:p>
          </table:table-cell>
          <table:table-cell office:value-type="float" office:value="1567.34691955416" calcext:value-type="float">
            <text:p>1567.34691955416</text:p>
          </table:table-cell>
        </table:table-row>
        <table:table-row table:style-name="ro3">
          <table:table-cell office:value-type="string" calcext:value-type="string">
            <text:p>Ragnar </text:p>
          </table:table-cell>
          <table:table-cell office:value-type="float" office:value="-4.96" calcext:value-type="float">
            <text:p>-4.96</text:p>
          </table:table-cell>
          <table:table-cell office:value-type="float" office:value="4.96" calcext:value-type="float">
            <text:p>4.96</text:p>
          </table:table-cell>
          <table:table-cell office:value-type="float" office:value="1500.91108910891" calcext:value-type="float">
            <text:p>1500.91108910891</text:p>
          </table:table-cell>
          <table:table-cell office:value-type="float" office:value="1510.83108910891" calcext:value-type="float">
            <text:p>1510.83108910891</text:p>
          </table:table-cell>
          <table:table-cell office:value-type="float" office:value="0.509911864810703" calcext:value-type="float">
            <text:p>0.509911864810703</text:p>
          </table:table-cell>
          <table:table-cell office:value-type="float" office:value="0.510026465373871" calcext:value-type="float">
            <text:p>0.510026465373871</text:p>
          </table:table-cell>
          <table:table-cell office:value-type="float" office:value="0.119249947720606" calcext:value-type="float">
            <text:p>0.119249947720606</text:p>
          </table:table-cell>
          <table:table-cell office:value-type="float" office:value="0.119269385465434" calcext:value-type="float">
            <text:p>0.119269385465434</text:p>
          </table:table-cell>
          <table:table-cell office:value-type="float" office:value="-84.5047242811761" calcext:value-type="float">
            <text:p>-84.5047242811761</text:p>
          </table:table-cell>
          <table:table-cell office:value-type="float" office:value="84.5047242811761" calcext:value-type="float">
            <text:p>84.5047242811761</text:p>
          </table:table-cell>
          <table:table-cell office:value-type="float" office:value="1416.42068632745" calcext:value-type="float">
            <text:p>1416.42068632745</text:p>
          </table:table-cell>
          <table:table-cell office:value-type="float" office:value="1595.33581339009" calcext:value-type="float">
            <text:p>1595.33581339009</text:p>
          </table:table-cell>
          <table:table-cell office:value-type="float" office:value="1550.60703162443" calcext:value-type="float">
            <text:p>1550.60703162443</text:p>
          </table:table-cell>
        </table:table-row>
        <table:table-row table:style-name="ro3">
          <table:table-cell office:value-type="string" calcext:value-type="string">
            <text:p>Pl0tterGhost</text:p>
          </table:table-cell>
          <table:table-cell office:value-type="float" office:value="-9.28" calcext:value-type="float">
            <text:p>-9.28</text:p>
          </table:table-cell>
          <table:table-cell office:value-type="float" office:value="9.28" calcext:value-type="float">
            <text:p>9.28</text:p>
          </table:table-cell>
          <table:table-cell office:value-type="float" office:value="1472.05227722772" calcext:value-type="float">
            <text:p>1472.05227722772</text:p>
          </table:table-cell>
          <table:table-cell office:value-type="float" office:value="1490.61227722772" calcext:value-type="float">
            <text:p>1490.61227722772</text:p>
          </table:table-cell>
          <table:table-cell office:value-type="float" office:value="0.509589648265381" calcext:value-type="float">
            <text:p>0.509589648265381</text:p>
          </table:table-cell>
          <table:table-cell office:value-type="float" office:value="0.509795099533816" calcext:value-type="float">
            <text:p>0.509795099533816</text:p>
          </table:table-cell>
          <table:table-cell office:value-type="float" office:value="0.172075995616539" calcext:value-type="float">
            <text:p>0.172075995616539</text:p>
          </table:table-cell>
          <table:table-cell office:value-type="float" office:value="0.17208708782549" calcext:value-type="float">
            <text:p>0.17208708782549</text:p>
          </table:table-cell>
          <table:table-cell office:value-type="float" office:value="-124.666813456193" calcext:value-type="float">
            <text:p>-124.666813456193</text:p>
          </table:table-cell>
          <table:table-cell office:value-type="float" office:value="124.666813456193" calcext:value-type="float">
            <text:p>124.666813456193</text:p>
          </table:table-cell>
          <table:table-cell office:value-type="float" office:value="1347.39420705408" calcext:value-type="float">
            <text:p>1347.39420705408</text:p>
          </table:table-cell>
          <table:table-cell office:value-type="float" office:value="1615.27909068392" calcext:value-type="float">
            <text:p>1615.27909068392</text:p>
          </table:table-cell>
          <table:table-cell office:value-type="float" office:value="1548.30786977646" calcext:value-type="float">
            <text:p>1548.30786977646</text:p>
          </table:table-cell>
        </table:table-row>
        <table:table-row table:style-name="ro3">
          <table:table-cell office:value-type="string" calcext:value-type="string">
            <text:p>Flying Mouse</text:p>
          </table:table-cell>
          <table:table-cell office:value-type="float" office:value="-10.56" calcext:value-type="float">
            <text:p>-10.56</text:p>
          </table:table-cell>
          <table:table-cell office:value-type="float" office:value="10.56" calcext:value-type="float">
            <text:p>10.56</text:p>
          </table:table-cell>
          <table:table-cell office:value-type="float" office:value="1437.61603960396" calcext:value-type="float">
            <text:p>1437.61603960396</text:p>
          </table:table-cell>
          <table:table-cell office:value-type="float" office:value="1458.73603960396" calcext:value-type="float">
            <text:p>1458.73603960396</text:p>
          </table:table-cell>
          <table:table-cell office:value-type="float" office:value="0.509221456683196" calcext:value-type="float">
            <text:p>0.509221456683196</text:p>
          </table:table-cell>
          <table:table-cell office:value-type="float" office:value="0.509445574524994" calcext:value-type="float">
            <text:p>0.509445574524994</text:p>
          </table:table-cell>
          <table:table-cell office:value-type="float" office:value="0.173786210743062" calcext:value-type="float">
            <text:p>0.173786210743062</text:p>
          </table:table-cell>
          <table:table-cell office:value-type="float" office:value="0.173826258556169" calcext:value-type="float">
            <text:p>0.173826258556169</text:p>
          </table:table-cell>
          <table:table-cell office:value-type="float" office:value="-126.039574329384" calcext:value-type="float">
            <text:p>-126.039574329384</text:p>
          </table:table-cell>
          <table:table-cell office:value-type="float" office:value="126.039574329384" calcext:value-type="float">
            <text:p>126.039574329384</text:p>
          </table:table-cell>
          <table:table-cell office:value-type="float" office:value="1311.60811809599" calcext:value-type="float">
            <text:p>1311.60811809599</text:p>
          </table:table-cell>
          <table:table-cell office:value-type="float" office:value="1584.77561393334" calcext:value-type="float">
            <text:p>1584.77561393334</text:p>
          </table:table-cell>
          <table:table-cell office:value-type="float" office:value="1516.48373997401" calcext:value-type="float">
            <text:p>1516.48373997401</text:p>
          </table:table-cell>
        </table:table-row>
        <table:table-row table:style-name="ro3">
          <table:table-cell office:value-type="string" calcext:value-type="string">
            <text:p>Superhero55</text:p>
          </table:table-cell>
          <table:table-cell office:value-type="float" office:value="-8.2" calcext:value-type="float">
            <text:p>-8.2</text:p>
          </table:table-cell>
          <table:table-cell office:value-type="float" office:value="8.2" calcext:value-type="float">
            <text:p>8.2</text:p>
          </table:table-cell>
          <table:table-cell office:value-type="float" office:value="1378.9095049505" calcext:value-type="float">
            <text:p>1378.9095049505</text:p>
          </table:table-cell>
          <table:table-cell office:value-type="float" office:value="1395.3095049505" calcext:value-type="float">
            <text:p>1395.3095049505</text:p>
          </table:table-cell>
          <table:table-cell office:value-type="float" office:value="0.50861180969814" calcext:value-type="float">
            <text:p>0.50861180969814</text:p>
          </table:table-cell>
          <table:table-cell office:value-type="float" office:value="0.508781652160398" calcext:value-type="float">
            <text:p>0.508781652160398</text:p>
          </table:table-cell>
          <table:table-cell office:value-type="float" office:value="0.125128051565872" calcext:value-type="float">
            <text:p>0.125128051565872</text:p>
          </table:table-cell>
          <table:table-cell office:value-type="float" office:value="0.125182907516415" calcext:value-type="float">
            <text:p>0.125182907516415</text:p>
          </table:table-cell>
          <table:table-cell office:value-type="float" office:value="-88.875083383823" calcext:value-type="float">
            <text:p>-88.875083383823</text:p>
          </table:table-cell>
          <table:table-cell office:value-type="float" office:value="88.875083383823" calcext:value-type="float">
            <text:p>88.875083383823</text:p>
          </table:table-cell>
          <table:table-cell office:value-type="float" office:value="1290.07508732163" calcext:value-type="float">
            <text:p>1290.07508732163</text:p>
          </table:table-cell>
          <table:table-cell office:value-type="float" office:value="1484.18458833432" calcext:value-type="float">
            <text:p>1484.18458833432</text:p>
          </table:table-cell>
          <table:table-cell office:value-type="float" office:value="1435.65721308115" calcext:value-type="float">
            <text:p>1435.65721308115</text:p>
          </table:table-cell>
        </table:table-row>
        <table:table-row table:style-name="ro3">
          <table:table-cell office:value-type="string" calcext:value-type="string">
            <text:p>Lion</text:p>
          </table:table-cell>
          <table:table-cell office:value-type="float" office:value="-11.4" calcext:value-type="float">
            <text:p>-11.4</text:p>
          </table:table-cell>
          <table:table-cell office:value-type="float" office:value="11.4" calcext:value-type="float">
            <text:p>11.4</text:p>
          </table:table-cell>
          <table:table-cell office:value-type="float" office:value="1346.17425742574" calcext:value-type="float">
            <text:p>1346.17425742574</text:p>
          </table:table-cell>
          <table:table-cell office:value-type="float" office:value="1368.97425742574" calcext:value-type="float">
            <text:p>1368.97425742574</text:p>
          </table:table-cell>
          <table:table-cell office:value-type="float" office:value="0.508268838432226" calcext:value-type="float">
            <text:p>0.508268838432226</text:p>
          </table:table-cell>
          <table:table-cell office:value-type="float" office:value="0.508508478434923" calcext:value-type="float">
            <text:p>0.508508478434923</text:p>
          </table:table-cell>
          <table:table-cell office:value-type="float" office:value="0.150134177966475" calcext:value-type="float">
            <text:p>0.150134177966475</text:p>
          </table:table-cell>
          <table:table-cell office:value-type="float" office:value="0.150227377661743" calcext:value-type="float">
            <text:p>0.150227377661743</text:p>
          </table:table-cell>
          <table:table-cell office:value-type="float" office:value="-107.711775340963" calcext:value-type="float">
            <text:p>-107.711775340963</text:p>
          </table:table-cell>
          <table:table-cell office:value-type="float" office:value="107.711775340963" calcext:value-type="float">
            <text:p>107.711775340963</text:p>
          </table:table-cell>
          <table:table-cell office:value-type="float" office:value="1238.53366585744" calcext:value-type="float">
            <text:p>1238.53366585744</text:p>
          </table:table-cell>
          <table:table-cell office:value-type="float" office:value="1476.68603276671" calcext:value-type="float">
            <text:p>1476.68603276671</text:p>
          </table:table-cell>
          <table:table-cell office:value-type="float" office:value="1417.14794103939" calcext:value-type="float">
            <text:p>1417.14794103939</text:p>
          </table:table-cell>
        </table:table-row>
        <table:table-row table:style-name="ro3">
          <table:table-cell office:value-type="string" calcext:value-type="string">
            <text:p>NOPE1585</text:p>
          </table:table-cell>
          <table:table-cell office:value-type="float" office:value="-13.8" calcext:value-type="float">
            <text:p>-13.8</text:p>
          </table:table-cell>
          <table:table-cell office:value-type="float" office:value="13.8" calcext:value-type="float">
            <text:p>13.8</text:p>
          </table:table-cell>
          <table:table-cell office:value-type="float" office:value="1121.21584158416" calcext:value-type="float">
            <text:p>1121.21584158416</text:p>
          </table:table-cell>
          <table:table-cell office:value-type="float" office:value="1148.81584158416" calcext:value-type="float">
            <text:p>1148.81584158416</text:p>
          </table:table-cell>
          <table:table-cell office:value-type="float" office:value="0.505225166782428" calcext:value-type="float">
            <text:p>0.505225166782428</text:p>
          </table:table-cell>
          <table:table-cell office:value-type="float" office:value="0.505706044327589" calcext:value-type="float">
            <text:p>0.505706044327589</text:p>
          </table:table-cell>
          <table:table-cell office:value-type="float" office:value="0.123561812456315" calcext:value-type="float">
            <text:p>0.123561812456315</text:p>
          </table:table-cell>
          <table:table-cell office:value-type="float" office:value="0.123657850112253" calcext:value-type="float">
            <text:p>0.123657850112253</text:p>
          </table:table-cell>
          <table:table-cell office:value-type="float" office:value="-87.74541269751" calcext:value-type="float">
            <text:p>-87.74541269751</text:p>
          </table:table-cell>
          <table:table-cell office:value-type="float" office:value="87.74541269751" calcext:value-type="float">
            <text:p>87.74541269751</text:p>
          </table:table-cell>
          <table:table-cell office:value-type="float" office:value="1033.47042888665" calcext:value-type="float">
            <text:p>1033.47042888665</text:p>
          </table:table-cell>
          <table:table-cell office:value-type="float" office:value="1236.49017637459" calcext:value-type="float">
            <text:p>1236.49017637459</text:p>
          </table:table-cell>
          <table:table-cell office:value-type="float" office:value="1185.7352395026" calcext:value-type="float">
            <text:p>1185.7352395026</text:p>
          </table:table-cell>
        </table:table-row>
        <table:table-row table:style-name="ro3">
          <table:table-cell office:value-type="string" calcext:value-type="string">
            <text:p>jasuni</text:p>
          </table:table-cell>
          <table:table-cell office:value-type="float" office:value="-13.037037037037" calcext:value-type="float">
            <text:p>-13.037037037037</text:p>
          </table:table-cell>
          <table:table-cell office:value-type="float" office:value="13.037037037037" calcext:value-type="float">
            <text:p>13.037037037037</text:p>
          </table:table-cell>
          <table:table-cell office:value-type="float" office:value="974.713131313131" calcext:value-type="float">
            <text:p>974.713131313131</text:p>
          </table:table-cell>
          <table:table-cell office:value-type="float" office:value="1000.78720538721" calcext:value-type="float">
            <text:p>1000.78720538721</text:p>
          </table:table-cell>
          <table:table-cell office:value-type="float" office:value="0.501845015757306" calcext:value-type="float">
            <text:p>0.501845015757306</text:p>
          </table:table-cell>
          <table:table-cell office:value-type="float" office:value="0.502564409017559" calcext:value-type="float">
            <text:p>0.502564409017559</text:p>
          </table:table-cell>
          <table:table-cell office:value-type="float" office:value="0.105550843680467" calcext:value-type="float">
            <text:p>0.105550843680467</text:p>
          </table:table-cell>
          <table:table-cell office:value-type="float" office:value="0.105723915102499" calcext:value-type="float">
            <text:p>0.105723915102499</text:p>
          </table:table-cell>
          <table:table-cell office:value-type="float" office:value="-74.5897141311989" calcext:value-type="float">
            <text:p>-74.5897141311989</text:p>
          </table:table-cell>
          <table:table-cell office:value-type="float" office:value="74.5897141311989" calcext:value-type="float">
            <text:p>74.5897141311989</text:p>
          </table:table-cell>
          <table:table-cell office:value-type="float" office:value="900.249298492154" calcext:value-type="float">
            <text:p>900.249298492154</text:p>
          </table:table-cell>
          <table:table-cell office:value-type="float" office:value="1075.3769195184" calcext:value-type="float">
            <text:p>1075.3769195184</text:p>
          </table:table-cell>
          <table:table-cell office:value-type="float" office:value="1031.59501426184" calcext:value-type="float">
            <text:p>1031.59501426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7">
      <number:number number:decimal-places="13" number:min-decimal-places="13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1" number:min-decimal-places="11" number:min-integer-digits="1"/>
    </number:number-style>
    <number:number-style style:name="N140">
      <number:number number:decimal-places="10" number:min-decimal-places="10" number:min-integer-digits="1"/>
    </number:number-style>
    <number:number-style style:name="N141">
      <number:number number:decimal-places="9" number:min-decimal-places="9" number:min-integer-digits="1"/>
    </number:number-style>
    <number:number-style style:name="N142">
      <number:number number:decimal-places="8" number:min-decimal-places="8" number:min-integer-digits="1"/>
    </number:number-style>
    <number:number-style style:name="N143">
      <number:number number:decimal-places="7" number:min-decimal-places="7" number:min-integer-digits="1"/>
    </number:number-style>
    <number:number-style style:name="N144">
      <number:number number:decimal-places="6" number:min-decimal-places="6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6">
      <number:number number:decimal-places="4" number:min-decimal-places="4" number:min-integer-digits="1"/>
    </number:number-style>
    <number:percentage-style style:name="N147">
      <number:number number:decimal-places="1" number:min-decimal-places="1" number:min-integer-digits="1"/>
      <number:text>%</number:text>
    </number:percentage-style>
    <number:number-style style:name="N148">
      <number:number number:decimal-places="18" number:min-decimal-places="18" number:min-integer-digits="1"/>
    </number:number-style>
    <number:number-style style:name="N149">
      <number:number number:decimal-places="19" number:min-decimal-places="19" number:min-integer-digits="1"/>
    </number:number-style>
    <number:number-style style:name="N150">
      <number:number number:decimal-places="20" number:min-decimal-places="20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6:52:41.4088673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2-12T17:03:18.985049700</dc:date>
    <meta:editing-duration>PT37M51S</meta:editing-duration>
    <meta:editing-cycles>7</meta:editing-cycles>
    <meta:document-statistic meta:table-count="5" meta:cell-count="1365" meta:object-count="0"/>
  </office:meta>
</office:document-meta>
</file>